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2pt" officeooo:paragraph-rsid="0018e54c" style:font-name-asian="Times New Roman1" style:font-size-asian="12pt" style:language-asian="ru" style:country-asian="RU" style:font-name-complex="Times New Roman1" style:font-size-complex="12pt"/>
    </style:style>
    <style:style style:name="P2" style:family="paragraph" style:parent-style-name="Standard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5pt" officeooo:paragraph-rsid="0018e54c" style:font-name-asian="Times New Roman1" style:font-size-asian="15pt" style:language-asian="ru" style:country-asian="RU" style:font-name-complex="Times New Roman1" style:font-size-complex="15pt"/>
    </style:style>
    <style:style style:name="P3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color="#000000" style:font-name="Times New Roman" fo:font-size="15pt" fo:font-weight="bold" officeooo:rsid="001bf13e" officeooo:paragraph-rsid="001bf13e" style:font-name-asian="Times New Roman1" style:font-size-asian="15pt" style:language-asian="ru" style:country-asian="RU" style:font-weight-asian="bold" style:font-name-complex="Times New Roman1" style:font-size-complex="15pt" style:font-weight-complex="bold"/>
    </style:style>
    <style:style style:name="P4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color="#000000" style:font-name="Times New Roman" fo:font-size="15pt" fo:font-weight="bold" officeooo:rsid="001d06d6" officeooo:paragraph-rsid="0024cfa2" style:font-name-asian="Times New Roman1" style:font-size-asian="15pt" style:language-asian="ru" style:country-asian="RU" style:font-weight-asian="bold" style:font-name-complex="Times New Roman1" style:font-size-complex="15pt" style:font-weight-complex="bold"/>
    </style:style>
    <style:style style:name="P5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color="#000000" style:font-name="Times New Roman" fo:font-size="15pt" fo:font-weight="bold" officeooo:rsid="001ebf0c" officeooo:paragraph-rsid="001ebf0c" style:font-name-asian="Times New Roman1" style:font-size-asian="15pt" style:language-asian="ru" style:country-asian="RU" style:font-weight-asian="bold" style:font-name-complex="Times New Roman1" style:font-size-complex="15pt" style:font-weight-complex="bold"/>
    </style:style>
    <style:style style:name="P6" style:family="paragraph" style:parent-style-name="Standard">
      <style:paragraph-properties fo:margin-top="0.423cm" fo:margin-bottom="0.423cm" loext:contextual-spacing="true" fo:line-height="150%" fo:text-align="end" style:justify-single-word="false"/>
      <style:text-properties style:font-name="Times New Roman" fo:font-size="12pt" officeooo:paragraph-rsid="0018e54c" style:font-name-asian="Times New Roman1" style:font-size-asian="12pt" style:language-asian="ru" style:country-asian="RU" style:font-name-complex="Times New Roman1" style:font-size-complex="12pt"/>
    </style:style>
    <style:style style:name="P7" style:family="paragraph" style:parent-style-name="Standard">
      <style:paragraph-properties fo:margin-top="0.423cm" fo:margin-bottom="0.423cm" loext:contextual-spacing="true" fo:line-height="150%" fo:text-align="center" style:justify-single-word="false"/>
      <style:text-properties style:font-name="Times New Roman" fo:font-size="16pt" officeooo:paragraph-rsid="0018e54c" style:font-name-asian="Times New Roman1" style:font-size-asian="16pt" style:language-asian="ru" style:country-asian="RU" style:font-name-complex="Times New Roman1" style:font-size-complex="16pt"/>
    </style:style>
    <style:style style:name="P8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officeooo:paragraph-rsid="001bf13e"/>
    </style:style>
    <style:style style:name="P9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officeooo:paragraph-rsid="0024cfa2"/>
    </style:style>
    <style:style style:name="P10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color="#a9b7c6" style:font-name="JetBrains Mono" fo:font-size="10pt" fo:font-style="normal" fo:font-weight="normal" officeooo:rsid="001bf13e" officeooo:paragraph-rsid="001bf13e" style:font-name-asian="Times New Roman1" style:font-size-asian="10pt" style:language-asian="ru" style:country-asian="RU" style:font-style-asian="normal" style:font-weight-asian="normal" style:font-name-complex="Times New Roman1" style:font-size-complex="15pt" style:font-weight-complex="bold"/>
    </style:style>
    <style:style style:name="P11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color="#a9b7c6" style:font-name="JetBrains Mono" fo:font-size="10pt" fo:font-style="normal" fo:font-weight="normal" officeooo:rsid="001d06d6" officeooo:paragraph-rsid="001d06d6" style:font-name-asian="Times New Roman1" style:font-size-asian="10pt" style:language-asian="ru" style:country-asian="RU" style:font-style-asian="normal" style:font-weight-asian="normal" style:font-name-complex="Times New Roman1" style:font-size-complex="15pt" style:font-weight-complex="bold"/>
    </style:style>
    <style:style style:name="P12" style:family="paragraph" style:parent-style-name="Standard">
      <style:paragraph-properties fo:margin-top="0cm" fo:margin-bottom="0cm" loext:contextual-spacing="true" fo:line-height="150%"/>
      <style:text-properties style:font-name="Times New Roman" fo:font-size="16pt" officeooo:paragraph-rsid="0018e54c" style:font-name-asian="Times New Roman1" style:font-size-asian="16pt" style:language-asian="ru" style:country-asian="RU" style:font-name-complex="Times New Roman1" style:font-size-complex="16pt"/>
    </style:style>
    <style:style style:name="P13" style:family="paragraph" style:parent-style-name="Standard">
      <style:paragraph-properties fo:margin-top="0cm" fo:margin-bottom="0.423cm" loext:contextual-spacing="true" fo:line-height="150%"/>
      <style:text-properties style:font-name="Times New Roman" fo:font-size="12pt" officeooo:paragraph-rsid="0018e54c" style:font-name-asian="Times New Roman1" style:font-size-asian="12pt" style:language-asian="ru" style:country-asian="RU" style:font-name-complex="Times New Roman1" style:font-size-complex="12pt"/>
    </style:style>
    <style:style style:name="P14" style:family="paragraph" style:parent-style-name="Standard" style:list-style-name="" style:master-page-name="Standard">
      <style:paragraph-properties fo:margin-top="0.423cm" fo:margin-bottom="0.423cm" loext:contextual-spacing="true" fo:line-height="150%" fo:text-align="center" style:justify-single-word="false" style:page-number="auto"/>
      <style:text-properties officeooo:paragraph-rsid="0018e54c"/>
    </style:style>
    <style:style style:name="P15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6pt" fo:font-weight="bold" officeooo:paragraph-rsid="0018e54c" style:letter-kerning="true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P16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6pt" officeooo:paragraph-rsid="0018e54c" style:letter-kerning="true" style:font-name-asian="Times New Roman1" style:font-size-asian="16pt" style:language-asian="ru" style:country-asian="RU" style:font-name-complex="Times New Roman1" style:font-size-complex="16pt"/>
    </style:style>
    <style:style style:name="P17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4pt" fo:font-weight="bold" officeooo:paragraph-rsid="0018e54c" style:letter-kerning="true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8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4pt" officeooo:paragraph-rsid="0018e54c" style:letter-kerning="true" style:font-name-asian="Times New Roman1" style:font-size-asian="14pt" style:language-asian="ru" style:country-asian="RU" style:font-name-complex="Times New Roman1" style:font-size-complex="14pt"/>
    </style:style>
    <style:style style:name="P19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color="#000000" style:font-name="Times New Roman" fo:font-size="15pt" fo:font-weight="normal" officeooo:rsid="0024cfa2" officeooo:paragraph-rsid="001bf13e" style:font-name-asian="Times New Roman1" style:font-size-asian="15pt" style:language-asian="ru" style:country-asian="RU" style:font-weight-asian="normal" style:font-name-complex="Times New Roman1" style:font-size-complex="15pt" style:font-weight-complex="normal"/>
    </style:style>
    <style:style style:name="P20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color="#000000" style:font-name="Times New Roman" fo:font-size="15pt" fo:font-weight="normal" officeooo:rsid="001d06d6" officeooo:paragraph-rsid="0024cfa2" style:font-name-asian="Times New Roman1" style:font-size-asian="15pt" style:language-asian="ru" style:country-asian="RU" style:font-weight-asian="normal" style:font-name-complex="Times New Roman1" style:font-size-complex="15pt" style:font-weight-complex="normal"/>
    </style:style>
    <style:style style:name="P21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color="#000000" style:font-name="Times New Roman" fo:font-size="15pt" fo:font-weight="bold" officeooo:rsid="001bf13e" officeooo:paragraph-rsid="001bf13e" style:font-name-asian="Times New Roman1" style:font-size-asian="15pt" style:language-asian="ru" style:country-asian="RU" style:font-weight-asian="bold" style:font-name-complex="Times New Roman1" style:font-size-complex="15pt" style:font-weight-complex="bold"/>
    </style:style>
    <style:style style:name="P22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style:font-name="Times New Roman" fo:font-size="14pt" fo:font-weight="bold" officeooo:paragraph-rsid="0018e54c" style:letter-kerning="true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officeooo:paragraph-rsid="001bf13e"/>
    </style:style>
    <style:style style:name="P24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officeooo:paragraph-rsid="0024cfa2"/>
    </style:style>
    <style:style style:name="P25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officeooo:paragraph-rsid="00269e0c"/>
    </style:style>
    <style:style style:name="P26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officeooo:rsid="00269e0c" officeooo:paragraph-rsid="00269e0c"/>
    </style:style>
    <style:style style:name="P27" style:family="paragraph" style:parent-style-name="Standard">
      <style:paragraph-properties fo:margin-top="0.423cm" fo:margin-bottom="0.423cm" loext:contextual-spacing="true" fo:line-height="150%" fo:text-align="center" style:justify-single-word="false" fo:break-before="page"/>
      <style:text-properties officeooo:paragraph-rsid="001bf13e"/>
    </style:style>
    <style:style style:name="T1" style:family="text">
      <style:text-properties fo:color="#000000" style:font-name="Times New Roman" fo:font-size="16pt" style:letter-kerning="true" style:font-name-asian="Times New Roman1" style:font-size-asian="16pt" style:language-asian="ru" style:country-asian="RU" style:font-name-complex="Times New Roman1" style:font-size-complex="16pt"/>
    </style:style>
    <style:style style:name="T2" style:family="text">
      <style:text-properties fo:color="#000000" style:font-name="Times New Roman" fo:font-size="16pt" fo:font-weight="bold" style:letter-kerning="true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T3" style:family="text">
      <style:text-properties fo:color="#000000" style:font-name="Times New Roman" fo:font-size="15pt" fo:font-weight="bold" officeooo:rsid="001bf13e" style:font-name-asian="Times New Roman1" style:font-size-asian="15pt" style:language-asian="ru" style:country-asian="RU" style:font-weight-asian="bold" style:font-name-complex="Times New Roman1" style:font-size-complex="15pt" style:font-weight-complex="bold"/>
    </style:style>
    <style:style style:name="T4" style:family="text">
      <style:text-properties fo:color="#000000" style:font-name="Times New Roman" fo:font-size="15pt" fo:font-weight="bold" officeooo:rsid="001d06d6" style:font-name-asian="Times New Roman1" style:font-size-asian="15pt" style:language-asian="ru" style:country-asian="RU" style:font-weight-asian="bold" style:font-name-complex="Times New Roman1" style:font-size-complex="15pt" style:font-weight-complex="bold"/>
    </style:style>
    <style:style style:name="T5" style:family="text">
      <style:text-properties fo:color="#000000" style:font-name="Times New Roman" fo:font-size="15pt" fo:font-weight="bold" officeooo:rsid="00269e0c" style:font-name-asian="Times New Roman1" style:font-size-asian="15pt" style:language-asian="ru" style:country-asian="RU" style:font-weight-asian="bold" style:font-name-complex="Times New Roman1" style:font-size-complex="15pt" style:font-weight-complex="bold"/>
    </style:style>
    <style:style style:name="T6" style:family="text">
      <style:text-properties fo:color="#000000" style:font-name="Times New Roman" fo:font-size="15pt" fo:font-weight="normal" style:font-name-asian="Times New Roman1" style:font-size-asian="15pt" style:language-asian="ru" style:country-asian="RU" style:font-weight-asian="normal" style:font-name-complex="Times New Roman1" style:font-size-complex="15pt" style:font-weight-complex="normal"/>
    </style:style>
    <style:style style:name="T7" style:family="text">
      <style:text-properties fo:color="#000000" style:font-name="Times New Roman" fo:font-size="15pt" fo:font-weight="normal" officeooo:rsid="001bf13e" style:font-name-asian="Times New Roman1" style:font-size-asian="15pt" style:language-asian="ru" style:country-asian="RU" style:font-weight-asian="normal" style:font-name-complex="Times New Roman1" style:font-size-complex="15pt" style:font-weight-complex="normal"/>
    </style:style>
    <style:style style:name="T8" style:family="text">
      <style:text-properties fo:color="#000000" style:font-name="Times New Roman" fo:font-size="15pt" fo:font-weight="normal" officeooo:rsid="00218ca5" style:font-name-asian="Times New Roman1" style:font-size-asian="15pt" style:language-asian="ru" style:country-asian="RU" style:font-weight-asian="normal" style:font-name-complex="Times New Roman1" style:font-size-complex="15pt" style:font-weight-complex="normal"/>
    </style:style>
    <style:style style:name="T9" style:family="text">
      <style:text-properties fo:color="#000000" style:font-name="Times New Roman" fo:font-size="15pt" fo:font-weight="normal" officeooo:rsid="002333ee" style:font-name-asian="Times New Roman1" style:font-size-asian="15pt" style:language-asian="ru" style:country-asian="RU" style:font-weight-asian="normal" style:font-name-complex="Times New Roman1" style:font-size-complex="15pt" style:font-weight-complex="normal"/>
    </style:style>
    <style:style style:name="T10" style:family="text">
      <style:text-properties fo:color="#000000" style:font-name="Times New Roman" fo:font-size="15pt" fo:font-weight="normal" officeooo:rsid="0024cfa2" style:font-name-asian="Times New Roman1" style:font-size-asian="15pt" style:language-asian="ru" style:country-asian="RU" style:font-weight-asian="normal" style:font-name-complex="Times New Roman1" style:font-size-complex="15pt" style:font-weight-complex="normal"/>
    </style:style>
    <style:style style:name="T11" style:family="text">
      <style:text-properties fo:color="#000000" style:font-name="Times New Roman" fo:font-size="15pt" fo:font-weight="normal" officeooo:rsid="001d06d6" style:font-name-asian="Times New Roman1" style:font-size-asian="15pt" style:language-asian="ru" style:country-asian="RU" style:font-weight-asian="normal" style:font-name-complex="Times New Roman1" style:font-size-complex="15pt" style:font-weight-complex="normal"/>
    </style:style>
    <style:style style:name="T12" style:family="text">
      <style:text-properties fo:color="#000000" style:font-name="Times New Roman" fo:font-size="15pt" fo:font-weight="normal" officeooo:rsid="00269e0c" style:font-name-asian="Times New Roman1" style:font-size-asian="15pt" style:language-asian="ru" style:country-asian="RU" style:font-weight-asian="normal" style:font-name-complex="Times New Roman1" style:font-size-complex="15pt" style:font-weight-complex="normal"/>
    </style:style>
    <style:style style:name="T13" style:family="text">
      <style:text-properties fo:color="#000000" style:font-name="Times New Roman" fo:font-size="15pt" fo:font-style="normal" fo:font-weight="normal" officeooo:rsid="001bf13e" style:font-name-asian="Times New Roman1" style:font-size-asian="15pt" style:language-asian="ru" style:country-asian="RU" style:font-style-asian="normal" style:font-weight-asian="normal" style:font-name-complex="Times New Roman1" style:font-size-complex="15pt" style:font-style-complex="normal" style:font-weight-complex="normal"/>
    </style:style>
    <style:style style:name="T14" style:family="text">
      <style:text-properties fo:color="#000000" style:font-name="Times New Roman" fo:font-size="15pt" fo:font-style="normal" fo:font-weight="normal" officeooo:rsid="00269e0c" style:font-name-asian="Times New Roman1" style:font-size-asian="15pt" style:language-asian="ru" style:country-asian="RU" style:font-style-asian="normal" style:font-weight-asian="normal" style:font-name-complex="Times New Roman1" style:font-size-complex="15pt" style:font-style-complex="normal" style:font-weight-complex="normal"/>
    </style:style>
    <style:style style:name="T15" style:family="text">
      <style:text-properties officeooo:rsid="001a9e89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313b6" style:font-weight-asian="normal" style:font-weight-complex="normal"/>
    </style:style>
    <style:style style:name="T18" style:family="text">
      <style:text-properties fo:font-weight="normal" officeooo:rsid="0024cfa2" style:font-weight-asian="normal" style:font-weight-complex="normal"/>
    </style:style>
    <style:style style:name="T19" style:family="text">
      <style:text-properties fo:font-weight="normal" officeooo:rsid="00269e0c" style:font-weight-asian="normal" style:font-weight-complex="normal"/>
    </style:style>
    <style:style style:name="T20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cc7832" style:font-name="JetBrains Mono" fo:font-size="10pt" fo:font-style="normal" fo:font-weight="normal" officeooo:rsid="00269e0c" style:font-name-asian="Times New Roman1" style:font-size-asian="10pt" style:language-asian="ru" style:country-asian="RU" style:font-style-asian="normal" style:font-weight-asian="normal" style:font-name-complex="Times New Roman1" style:font-size-complex="15pt" style:font-style-complex="normal" style:font-weight-complex="normal"/>
    </style:style>
    <style:style style:name="T22" style:family="text">
      <style:text-properties fo:color="#cc7832" style:font-name="JetBrains Mono" fo:font-size="10pt" fo:font-style="normal" fo:font-weight="normal" officeooo:rsid="00269e0c" style:font-name-asian="Times New Roman1" style:font-size-asian="10pt" style:language-asian="ru" style:country-asian="RU" style:font-style-asian="normal" style:font-weight-asian="normal" style:font-name-complex="Times New Roman1" style:font-size-complex="15pt" style:font-weight-complex="normal"/>
    </style:style>
    <style:style style:name="T23" style:family="text">
      <style:text-properties fo:color="#cc7832" style:font-name="JetBrains Mono" fo:font-size="10pt" fo:font-style="normal" style:font-size-asian="10pt" style:font-style-asian="normal"/>
    </style:style>
    <style:style style:name="T24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a9b7c6" style:font-name="JetBrains Mono" fo:font-size="10pt" fo:font-style="normal" style:font-size-asian="10pt" style:font-style-asian="normal"/>
    </style:style>
    <style:style style:name="T27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bbb529" style:font-name="JetBrains Mono" fo:font-size="10pt" fo:font-style="normal" fo:font-weight="normal" officeooo:rsid="00269e0c" style:font-name-asian="Times New Roman1" style:font-size-asian="10pt" style:language-asian="ru" style:country-asian="RU" style:font-style-asian="normal" style:font-weight-asian="normal" style:font-name-complex="Times New Roman1" style:font-size-complex="15pt" style:font-weight-complex="normal"/>
    </style:style>
    <style:style style:name="T29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6a8759" style:font-name="JetBrains Mono" fo:font-size="10pt" fo:font-style="normal" style:font-size-asian="10pt" style:font-style-asian="normal"/>
    </style:style>
    <style:style style:name="T31" style:family="text">
      <style:text-properties fo:color="#aa4926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fo:color="#aa4926" style:font-name="JetBrains Mono" fo:font-size="10pt" fo:font-style="normal" style:font-size-asian="10pt" style:font-style-asian="normal"/>
    </style:style>
    <style:style style:name="T33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34" style:family="text">
      <style:text-properties fo:color="#8888c6" style:font-name="JetBrains Mono" fo:font-size="10pt" fo:font-style="normal" fo:font-weight="normal" style:font-size-asian="10pt" style:font-style-asian="normal" style:font-weight-asian="normal"/>
    </style:style>
    <style:style style:name="T35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36" style:family="text">
      <style:text-properties officeooo:rsid="00269e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<text:span text:style-name="T1">М</text:span><text:span text:style-name="T2">ИНИСТЕРСТВО ЦИФРОВОГО РАЗВИТИЯ СВЯЗИ И МАССОВЫХ КОММУНИКАЦИЙ</text:span></text:h>
      <text:h text:style-name="P15" text:outline-level="1">Ордена Трудового Красного Знамени</text:h>
      <text:h text:style-name="P15" text:outline-level="1">Федеральное государственное бюджетное образовательное учреждение высшего образования</text:h>
      <text:h text:style-name="P15" text:outline-level="1">«Московский технический университет связи и информатики»</text:h>
      <text:h text:style-name="P16" text:outline-level="1">Кафедра «Информационные технологии»</text:h>
      <text:p text:style-name="P12"/>
      <text:h text:style-name="P17" text:outline-level="1"/>
      <text:h text:style-name="P17" text:outline-level="1"/>
      <text:h text:style-name="P17" text:outline-level="1"/>
      <text:h text:style-name="P17" text:outline-level="1">Отчет по лабораторной работе №<text:span text:style-name="T36">4</text:span></text:h>
      <text:h text:style-name="P18" text:outline-level="1">по дисциплине «Введение в информационные технологии» на тему:</text:h>
      <text:h text:style-name="P22" text:outline-level="1">«<text:span text:style-name="T36">Telegram Bot</text:span>»</text:h>
      <text:p text:style-name="P13"/>
      <text:p text:style-name="P13"/>
      <text:p text:style-name="P1"/>
      <text:p text:style-name="P1"><text:s text:c="74"/></text:p>
      <text:p text:style-name="P1"/>
      <text:p text:style-name="P1"><text:s text:c="75"/>Выполнил: <text:span text:style-name="T15">Газаров Игорь Владиславович</text:span></text:p>
      <text:p text:style-name="P1"><text:s text:c="79"/></text:p>
      <text:p text:style-name="P1"><text:s text:c="85"/>Проверил: Мкртчян Грач Маратович<text:tab/></text:p>
      <text:p text:style-name="P1"/>
      <text:p text:style-name="P6"/>
      <text:p text:style-name="P6"/>
      <text:p text:style-name="P6"/>
      <text:p text:style-name="P6"/>
      <text:p text:style-name="P7">Москва</text:p>
      <text:p text:style-name="P2">2021</text:p>
      <text:p text:style-name="P27"><text:span text:style-name="T3">Цель: </text:span><text:span text:style-name="T7">используя библиотеку </text:span><text:span text:style-name="T12">telebot</text:span><text:span text:style-name="T7">, </text:span><text:span text:style-name="T9">со</text:span><text:span text:style-name="T10">з</text:span><text:span text:style-name="T9">дать калькулятор</text:span><text:span text:style-name="T7">.</text:span></text:p>
      <text:p text:style-name="P3">Ход работы: </text:p>
      <text:p text:style-name="P8"><text:span text:style-name="T3">1. </text:span><text:span text:style-name="T7">Создаем проект ‘</text:span><text:span text:style-name="T8">MyWebApp</text:span><text:span text:style-name="T7">’</text:span></text:p>
      <text:p text:style-name="P3">2.<text:span text:style-name="T16"> Устанавливаем нужные нам библиотеки</text:span></text:p>
      <text:p text:style-name="P8"><text:span text:style-name="T7">pip install </text:span><text:span text:style-name="T12">pyTelegramBotAPI</text:span></text:p>
      <text:p text:style-name="P26"><text:span text:style-name="T12">p</text:span><text:span text:style-name="T6">ip install psycopg2-binary</text:span></text:p>
      <text:p text:style-name="P3">3. <text:span text:style-name="T16">Создаем файл </text:span><text:span text:style-name="T19">main.</text:span><text:span text:style-name="T16">py.</text:span></text:p>
      <text:p text:style-name="P8"><text:span text:style-name="T3">4.</text:span><text:span text:style-name="T7"> Открываем файл </text:span><text:span text:style-name="T12">main</text:span><text:span text:style-name="T7">.py, импортируем скачанные ранее библиотеки</text:span></text:p>
      <text:p text:style-name="P3"><text:span text:style-name="T20">import </text:span><text:span text:style-name="T24">telebot</text:span><text:line-break/><text:span text:style-name="T20">from </text:span><text:span text:style-name="T24">telebot </text:span><text:span text:style-name="T20">import </text:span><text:span text:style-name="T24">types</text:span><text:line-break/><text:span text:style-name="T20">import </text:span><text:span text:style-name="T24">psycopg2</text:span><text:line-break/><text:span text:style-name="T20">from </text:span><text:span text:style-name="T24">datetime </text:span><text:span text:style-name="T20">import</text:span><text:span text:style-name="T24">*</text:span></text:p>
      <text:p text:style-name="P3"><text:span text:style-name="T24"/></text:p>
      <text:p text:style-name="P10"/>
      <text:p text:style-name="P3">5. <text:span text:style-name="T19">Регистрируем бота через телеграм бота @BotFather</text:span></text:p>
      <text:p text:style-name="P3"><text:span text:style-name="T24"/></text:p>
      <text:p text:style-name="P3">6. <text:span text:style-name="T16"><text:s/></text:span><text:span text:style-name="T19">Создаем базу данных с расписанием занятий.</text:span></text:p>
      <text:p text:style-name="P19"><text:span text:style-name="T24"/></text:p>
      <text:p text:style-name="P9"><text:span text:style-name="T3">7.</text:span><text:span text:style-name="T13"> </text:span><text:span text:style-name="T14">Создаем переменную с проверкой на четность текущей недели</text:span></text:p>
      <text:p text:style-name="P9"><text:span text:style-name="T21">if </text:span><text:span text:style-name="T24">datetime.date(datetime.today()).isocalendar()[</text:span><text:span text:style-name="T35">1</text:span><text:span text:style-name="T24">] %</text:span><text:span text:style-name="T35">2 </text:span><text:span text:style-name="T24">==</text:span><text:span text:style-name="T35">0</text:span><text:span text:style-name="T24">:</text:span><text:line-break/><text:span text:style-name="T24"> <text:s text:c="3"/>week = </text:span><text:span text:style-name="T29">'Нижняя'</text:span><text:line-break/><text:span text:style-name="T20">else</text:span><text:span text:style-name="T24">:</text:span><text:line-break/><text:span text:style-name="T24"> <text:s text:c="3"/>week = </text:span><text:span text:style-name="T29">'Верхняя'</text:span></text:p>
      <text:p text:style-name="P9"><text:span text:style-name="T13"/></text:p>
      <text:p text:style-name="P4">8.<text:span text:style-name="T16"> </text:span><text:span text:style-name="T19">Подключаем нашего бота и базу данных</text:span></text:p>
      <text:p text:style-name="P20"><text:span text:style-name="T26">token = </text:span><text:span text:style-name="T30">"***"</text:span><text:line-break/><text:line-break/><text:span text:style-name="T26">bot = telebot.TeleBot(token)</text:span><text:line-break/><text:line-break/><text:span text:style-name="T26">conn = psycopg2.connect(</text:span><text:span text:style-name="T32">database</text:span><text:span text:style-name="T26">=</text:span><text:span text:style-name="T30">"timetable_db"</text:span><text:span text:style-name="T23">,</text:span><text:line-break/><text:span text:style-name="T23"> <text:s text:c="23"/></text:span><text:span text:style-name="T32">user</text:span><text:span text:style-name="T26">=</text:span><text:span text:style-name="T30">"***"</text:span><text:span text:style-name="T23">,</text:span><text:line-break/><text:span text:style-name="T23"> <text:s text:c="23"/></text:span><text:span text:style-name="T32">password</text:span><text:span text:style-name="T26">=</text:span><text:span text:style-name="T30">"***"</text:span><text:span text:style-name="T23">,</text:span><text:line-break/><text:span text:style-name="T23"> <text:s text:c="23"/></text:span><text:span text:style-name="T32">host</text:span><text:span text:style-name="T26">=</text:span><text:span text:style-name="T30">"localhost"</text:span><text:span text:style-name="T23">,</text:span><text:line-break/><text:soft-page-break/><text:span text:style-name="T23"> <text:s text:c="23"/></text:span><text:span text:style-name="T32">port</text:span><text:span text:style-name="T26">=</text:span><text:span text:style-name="T30">"5432"</text:span><text:span text:style-name="T26">)</text:span><text:line-break/><text:line-break/><text:span text:style-name="T26">cursor = conn.cursor()</text:span></text:p>
      <text:p text:style-name="P20"><text:span text:style-name="T24"/></text:p>
      <text:p text:style-name="P11"/>
      <text:p text:style-name="P9"><text:span text:style-name="T4">9.</text:span><text:span text:style-name="T11"> </text:span><text:span text:style-name="T12">Создаем декораторы с обработками команд /start, /help, /mtuci, /week</text:span></text:p>
      <text:p text:style-name="P9"><text:span text:style-name="T28">@bot.message_handler</text:span><text:span text:style-name="T24">(</text:span><text:span text:style-name="T31">commands</text:span><text:span text:style-name="T24">=[</text:span><text:span text:style-name="T29">'start'</text:span><text:span text:style-name="T24">])</text:span><text:line-break/><text:span text:style-name="T20">def </text:span><text:span text:style-name="T33">start_message</text:span><text:span text:style-name="T24">(message):</text:span><text:line-break/><text:span text:style-name="T24"> <text:s text:c="3"/>keyboard = types.ReplyKeyboardMarkup()</text:span><text:line-break/><text:span text:style-name="T24"> <text:s text:c="3"/>keyboard.row(</text:span><text:span text:style-name="T29">'Понедельник'</text:span><text:span text:style-name="T20">, </text:span><text:span text:style-name="T29">'Вторник'</text:span><text:span text:style-name="T20">, </text:span><text:span text:style-name="T29">'Среда'</text:span><text:span text:style-name="T20">, </text:span><text:span text:style-name="T29">'Четверг'</text:span><text:span text:style-name="T20">, </text:span><text:span text:style-name="T29">'Пятница'</text:span><text:span text:style-name="T24">)</text:span><text:line-break/><text:span text:style-name="T24"> <text:s text:c="3"/>keyboard.row(</text:span><text:span text:style-name="T29">'Расписание на эту неделю'</text:span><text:span text:style-name="T20">, </text:span><text:span text:style-name="T29">'Расписание на следующую неделю'</text:span><text:span text:style-name="T24">)</text:span><text:line-break/><text:span text:style-name="T24"> <text:s text:c="3"/>keyboard.row(</text:span><text:span text:style-name="T29">'/help'</text:span><text:span text:style-name="T24">)</text:span><text:line-break/><text:span text:style-name="T24"> <text:s text:c="3"/>bot.send_message(message.chat.id</text:span><text:span text:style-name="T20">, </text:span><text:span text:style-name="T29">'Привет! Хочешь узнать свежую информацию о МТУсИ?'</text:span><text:span text:style-name="T20">, </text:span><text:span text:style-name="T31">reply_markup</text:span><text:span text:style-name="T24">=keyboard)</text:span><text:line-break/><text:line-break/><text:line-break/><text:span text:style-name="T27">@bot.message_handler</text:span><text:span text:style-name="T24">(</text:span><text:span text:style-name="T31">commands</text:span><text:span text:style-name="T24">=[</text:span><text:span text:style-name="T29">'help'</text:span><text:span text:style-name="T24">])</text:span><text:line-break/><text:span text:style-name="T20">def </text:span><text:span text:style-name="T33">help_message</text:span><text:span text:style-name="T24">(message):</text:span><text:line-break/><text:span text:style-name="T24"> <text:s text:c="3"/>bot.send_message(message.chat.id</text:span><text:span text:style-name="T20">, </text:span><text:span text:style-name="T29">'Доброго времени суток, я - бот, который поможет Вам узнать Ваше расписание.</text:span><text:span text:style-name="T20">\n</text:span><text:span text:style-name="T29"> '</text:span><text:line-break/><text:span text:style-name="T29"> <text:s text:c="37"/>'Доступные команды:</text:span><text:span text:style-name="T20">\n</text:span><text:span text:style-name="T29">'</text:span><text:line-break/><text:span text:style-name="T29"> <text:s text:c="37"/>'"День" - выведет расписание на введенный день недели</text:span><text:span text:style-name="T20">\n</text:span><text:span text:style-name="T29">'</text:span><text:line-break/><text:span text:style-name="T29"> <text:s text:c="37"/>'"Расписание на эту/след. неделю" - выведет расписание на эту/след. неделю</text:span><text:span text:style-name="T20">\n</text:span><text:span text:style-name="T29">'</text:span><text:line-break/><text:span text:style-name="T29"> <text:s text:c="37"/>'/week - покажет какая сейчас неделя(верхняя/нижняя)</text:span><text:span text:style-name="T20">\n</text:span><text:span text:style-name="T29">'</text:span><text:line-break/><text:span text:style-name="T29"> <text:s text:c="37"/>'/mtuci - ссылка на официальный сайт МТУСИ'</text:span><text:span text:style-name="T24">)</text:span><text:line-break/><text:line-break/><text:line-break/><text:span text:style-name="T27">@bot.message_handler</text:span><text:span text:style-name="T24">(</text:span><text:span text:style-name="T31">commands</text:span><text:span text:style-name="T24">=[</text:span><text:span text:style-name="T29">'mtuci'</text:span><text:span text:style-name="T24">])</text:span><text:line-break/><text:span text:style-name="T20">def </text:span><text:span text:style-name="T33">mtuci_message</text:span><text:span text:style-name="T24">(message):</text:span><text:line-break/><text:span text:style-name="T24"> <text:s text:c="3"/>bot.send_message(message.chat.id</text:span><text:span text:style-name="T20">, </text:span><text:span text:style-name="T29">'Официальный сайт МТУСИ – https://mtuci.ru/'</text:span><text:span text:style-name="T24">)</text:span><text:line-break/><text:line-break/><text:line-break/><text:span text:style-name="T27">@bot.message_handler</text:span><text:span text:style-name="T24">(</text:span><text:span text:style-name="T31">commands</text:span><text:span text:style-name="T24">=[</text:span><text:span text:style-name="T29">'week'</text:span><text:span text:style-name="T24">])</text:span><text:line-break/><text:span text:style-name="T20">def </text:span><text:span text:style-name="T33">mtuci_message</text:span><text:span text:style-name="T24">(message):</text:span><text:line-break/><text:span text:style-name="T24"> <text:s text:c="3"/>bot.send_message(message.chat.id</text:span><text:span text:style-name="T20">, </text:span><text:span text:style-name="T24">week)</text:span></text:p>
      <text:p text:style-name="P9"><text:span text:style-name="T12"/></text:p>
      <text:p text:style-name="P9"><text:span text:style-name="T5">10. </text:span><text:span text:style-name="T12">Создаем декоратор с обработкой текста</text:span></text:p>
      <text:p text:style-name="P9"><text:soft-page-break/><text:span text:style-name="T28">@bot.message_handler</text:span><text:span text:style-name="T24">(</text:span><text:span text:style-name="T31">content_types</text:span><text:span text:style-name="T24">=[</text:span><text:span text:style-name="T29">'text'</text:span><text:span text:style-name="T24">])</text:span><text:line-break/><text:span text:style-name="T20">def </text:span><text:span text:style-name="T33">answer</text:span><text:span text:style-name="T24">(message):</text:span><text:line-break/><text:span text:style-name="T24"> <text:s text:c="3"/>subj_time = [</text:span><text:span text:style-name="T29">'9:30-11:05'</text:span><text:span text:style-name="T20">, </text:span><text:span text:style-name="T29">'11:20-12:55'</text:span><text:span text:style-name="T20">, </text:span><text:span text:style-name="T29">'13:10-14:45'</text:span><text:span text:style-name="T20">, </text:span><text:span text:style-name="T29">'15:25-17:00'</text:span><text:span text:style-name="T20">, </text:span><text:span text:style-name="T29">'17:15-18:50'</text:span><text:span text:style-name="T24">]</text:span><text:line-break/><text:span text:style-name="T24"> <text:s text:c="3"/></text:span><text:span text:style-name="T20">if </text:span><text:span text:style-name="T24">week == </text:span><text:span text:style-name="T29">'Нижняя'</text:span><text:span text:style-name="T24">:</text:span><text:line-break/><text:span text:style-name="T24"> <text:s text:c="7"/></text:span><text:span text:style-name="T20">if </text:span><text:span text:style-name="T24">message.text.lower() == </text:span><text:span text:style-name="T29">'понедельник'</text:span><text:span text:style-name="T24">:</text:span><text:line-break/><text:span text:style-name="T24"> <text:s text:c="11"/>cursor.execute(</text:span><text:span text:style-name="T29">"SELECT *FROM ttable.week_2 WHERE day='%s'" </text:span><text:span text:style-name="T24">% message.text)</text:span><text:line-break/><text:span text:style-name="T24"> <text:s text:c="11"/>result = </text:span><text:span text:style-name="T34">list</text:span><text:span text:style-name="T24">(cursor.fetchall())</text:span><text:line-break/><text:span text:style-name="T24"> <text:s text:c="11"/>subj_today = []</text:span><text:line-break/><text:span text:style-name="T24"> <text:s text:c="11"/>room_n = []</text:span><text:line-break/><text:span text:style-name="T24"> <text:s text:c="11"/>teacher_t = []</text:span><text:line-break/><text:span text:style-name="T24"> <text:s text:c="11"/></text:span><text:span text:style-name="T20">for </text:span><text:span text:style-name="T24">string </text:span><text:span text:style-name="T20">in </text:span><text:span text:style-name="T24">result:</text:span><text:line-break/><text:span text:style-name="T24"> <text:s text:c="15"/></text:span><text:span text:style-name="T20">for </text:span><text:span text:style-name="T24">i </text:span><text:span text:style-name="T20">in </text:span><text:span text:style-name="T34">range</text:span><text:span text:style-name="T24">(</text:span><text:span text:style-name="T34">len</text:span><text:span text:style-name="T24">(string)):</text:span><text:line-break/><text:span text:style-name="T24"> <text:s text:c="19"/></text:span><text:span text:style-name="T20">if </text:span><text:span text:style-name="T24">i&gt;</text:span><text:span text:style-name="T35">1</text:span><text:span text:style-name="T24">:</text:span><text:line-break/><text:span text:style-name="T24"> <text:s text:c="23"/>subj_today.append(string[i])</text:span><text:line-break/><text:span text:style-name="T24"> <text:s text:c="11"/>cursor.execute(</text:span><text:span text:style-name="T29">"SELECT *FROM ttable.subject"</text:span><text:span text:style-name="T24">)</text:span><text:line-break/><text:span text:style-name="T24"> <text:s text:c="11"/>room_s = </text:span><text:span text:style-name="T34">list</text:span><text:span text:style-name="T24">(cursor.fetchall())</text:span><text:line-break/><text:span text:style-name="T24"> <text:s text:c="11"/></text:span><text:span text:style-name="T20">for </text:span><text:span text:style-name="T24">i </text:span><text:span text:style-name="T20">in </text:span><text:span text:style-name="T34">range</text:span><text:span text:style-name="T24">(</text:span><text:span text:style-name="T34">len</text:span><text:span text:style-name="T24">(subj_today)):</text:span><text:line-break/><text:span text:style-name="T24"> <text:s text:c="15"/>room_n.append(</text:span><text:span text:style-name="T29">''</text:span><text:span text:style-name="T24">)</text:span><text:line-break/><text:span text:style-name="T24"> <text:s text:c="15"/></text:span><text:span text:style-name="T20">for </text:span><text:span text:style-name="T24">string </text:span><text:span text:style-name="T20">in </text:span><text:span text:style-name="T24">room_s:</text:span><text:line-break/><text:span text:style-name="T24"> <text:s text:c="19"/></text:span><text:span text:style-name="T20">for </text:span><text:span text:style-name="T24">column </text:span><text:span text:style-name="T20">in </text:span><text:span text:style-name="T34">range</text:span><text:span text:style-name="T24">(</text:span><text:span text:style-name="T34">len</text:span><text:span text:style-name="T24">(string)):</text:span><text:line-break/><text:span text:style-name="T24"> <text:s text:c="23"/></text:span><text:span text:style-name="T20">if </text:span><text:span text:style-name="T24">subj_today[i] == string[column]:</text:span><text:line-break/><text:span text:style-name="T24"> <text:s text:c="27"/>room_n[i] = </text:span><text:span text:style-name="T29">'('</text:span><text:span text:style-name="T24">+string[column+</text:span><text:span text:style-name="T35">1</text:span><text:span text:style-name="T24">]+</text:span><text:span text:style-name="T29">')'</text:span><text:span text:style-name="T24">+</text:span><text:span text:style-name="T29">' '</text:span><text:span text:style-name="T24">+subj_time[i]</text:span><text:line-break/><text:span text:style-name="T24"> <text:s text:c="11"/>cursor.execute(</text:span><text:span text:style-name="T29">"SELECT *FROM ttable.teacher"</text:span><text:span text:style-name="T24">)</text:span><text:line-break/><text:span text:style-name="T24"> <text:s text:c="11"/>teacher_s = </text:span><text:span text:style-name="T34">list</text:span><text:span text:style-name="T24">(cursor.fetchall())</text:span><text:line-break/><text:span text:style-name="T24"> <text:s text:c="11"/></text:span><text:span text:style-name="T20">for </text:span><text:span text:style-name="T24">i </text:span><text:span text:style-name="T20">in </text:span><text:span text:style-name="T34">range</text:span><text:span text:style-name="T24">(</text:span><text:span text:style-name="T34">len</text:span><text:span text:style-name="T24">(subj_today)):</text:span><text:line-break/><text:span text:style-name="T24"> <text:s text:c="15"/>teacher_t.append(</text:span><text:span text:style-name="T29">''</text:span><text:span text:style-name="T24">)</text:span><text:line-break/><text:span text:style-name="T24"> <text:s text:c="15"/></text:span><text:span text:style-name="T20">for </text:span><text:span text:style-name="T24">string </text:span><text:span text:style-name="T20">in </text:span><text:span text:style-name="T24">teacher_s:</text:span><text:line-break/><text:span text:style-name="T24"> <text:s text:c="19"/></text:span><text:span text:style-name="T20">for </text:span><text:span text:style-name="T24">column </text:span><text:span text:style-name="T20">in </text:span><text:span text:style-name="T34">range</text:span><text:span text:style-name="T24">(</text:span><text:span text:style-name="T34">len</text:span><text:span text:style-name="T24">(string)):</text:span><text:line-break/><text:span text:style-name="T24"> <text:s text:c="23"/></text:span><text:span text:style-name="T20">if </text:span><text:span text:style-name="T24">subj_today[i] == string[column]:</text:span><text:line-break/><text:span text:style-name="T24"> <text:s text:c="27"/>teacher_t[i] = string[column-</text:span><text:span text:style-name="T35">1</text:span><text:span text:style-name="T24">]</text:span><text:line-break/><text:line-break/><text:span text:style-name="T24"> <text:s text:c="11"/>bot.send_message(message.chat.id</text:span><text:span text:style-name="T20">, </text:span><text:span text:style-name="T24">result[</text:span><text:span text:style-name="T35">0</text:span><text:span text:style-name="T24">][</text:span><text:span text:style-name="T35">1</text:span><text:span text:style-name="T24">]+</text:span><text:span text:style-name="T29">'</text:span><text:span text:style-name="T20">\n</text:span><text:span text:style-name="T29">'</text:span><text:span text:style-name="T24">+</text:span><text:span text:style-name="T29">'________'</text:span><text:span text:style-name="T24">+</text:span><text:span text:style-name="T29">"</text:span><text:span text:style-name="T20">\n</text:span><text:span text:style-name="T29">"</text:span><text:line-break/><text:span text:style-name="T29"> <text:s text:c="28"/></text:span><text:span text:style-name="T24">+</text:span><text:span text:style-name="T29">'1. ' </text:span><text:span text:style-name="T24">+ subj_today[</text:span><text:span text:style-name="T35">0</text:span><text:span text:style-name="T24">]+room_n[</text:span><text:span text:style-name="T35">0</text:span><text:span text:style-name="T24">]+</text:span><text:span text:style-name="T29">' '</text:span><text:span text:style-name="T24">+teacher_t[</text:span><text:span text:style-name="T35">0</text:span><text:span text:style-name="T24">]+ </text:span><text:span text:style-name="T29">'</text:span><text:span text:style-name="T20">\n</text:span><text:span text:style-name="T29">'</text:span><text:line-break/><text:span text:style-name="T29"> <text:s text:c="28"/></text:span><text:span text:style-name="T24">+</text:span><text:span text:style-name="T29">'2. ' </text:span><text:span text:style-name="T24">+ subj_today[</text:span><text:span text:style-name="T35">1</text:span><text:span text:style-name="T24">]+room_n[</text:span><text:span text:style-name="T35">1</text:span><text:span text:style-name="T24">]+</text:span><text:span text:style-name="T29">' '</text:span><text:span text:style-name="T24">+teacher_t[</text:span><text:span text:style-name="T35">1</text:span><text:span text:style-name="T24">]+ </text:span><text:span text:style-name="T29">'</text:span><text:span text:style-name="T20">\n</text:span><text:span text:style-name="T29">'</text:span><text:line-break/><text:span text:style-name="T29"> <text:s text:c="28"/></text:span><text:span text:style-name="T24">+</text:span><text:span text:style-name="T29">'3. ' </text:span><text:span text:style-name="T24">+ subj_today[</text:span><text:span text:style-name="T35">2</text:span><text:span text:style-name="T24">]+room_n[</text:span><text:span text:style-name="T35">2</text:span><text:span text:style-name="T24">]+</text:span><text:span text:style-name="T29">' '</text:span><text:span text:style-name="T24">+teacher_t[</text:span><text:span text:style-name="T35">2</text:span><text:span text:style-name="T24">]+ </text:span><text:span text:style-name="T29">'</text:span><text:span text:style-name="T20">\n</text:span><text:span text:style-name="T29">'</text:span><text:line-break/><text:span text:style-name="T29"> <text:s text:c="28"/></text:span><text:span text:style-name="T24">+</text:span><text:span text:style-name="T29">'4. ' </text:span><text:span text:style-name="T24">+ subj_today[</text:span><text:span text:style-name="T35">3</text:span><text:span text:style-name="T24">]+room_n[</text:span><text:span text:style-name="T35">3</text:span><text:span text:style-name="T24">]+</text:span><text:span text:style-name="T29">' '</text:span><text:span text:style-name="T24">+teacher_t[</text:span><text:span text:style-name="T35">3</text:span><text:span text:style-name="T24">]+ </text:span><text:span text:style-name="T29">'</text:span><text:span text:style-name="T20">\n</text:span><text:span text:style-name="T29">'</text:span><text:line-break/><text:span text:style-name="T29"> <text:s text:c="28"/></text:span><text:span text:style-name="T24">+</text:span><text:span text:style-name="T29">'5. ' </text:span><text:span text:style-name="T24">+ subj_today[</text:span><text:span text:style-name="T35">4</text:span><text:span text:style-name="T24">]+room_n[</text:span><text:span text:style-name="T35">4</text:span><text:span text:style-name="T24">]+</text:span><text:span text:style-name="T29">' '</text:span><text:span text:style-name="T24">+teacher_t[</text:span><text:span text:style-name="T35">4</text:span><text:span text:style-name="T24">]+ </text:span><text:span text:style-name="T29">'</text:span><text:span text:style-name="T20">\n</text:span><text:span text:style-name="T29">'</text:span><text:span text:style-name="T24">)</text:span><text:line-break/><text:span text:style-name="T24"> <text:s text:c="7"/></text:span><text:span text:style-name="T20">elif </text:span><text:span text:style-name="T24">message.text.lower() == </text:span><text:span text:style-name="T29">'вторник'</text:span><text:span text:style-name="T24">:</text:span><text:line-break/><text:span text:style-name="T24"> <text:s text:c="11"/>cursor.execute(</text:span><text:span text:style-name="T29">"SELECT *FROM ttable.week_2 WHERE day='%s'" </text:span><text:span text:style-name="T24">% message.text)</text:span><text:line-break/><text:span text:style-name="T24"> <text:s text:c="11"/>result = </text:span><text:span text:style-name="T34">list</text:span><text:span text:style-name="T24">(cursor.fetchall())</text:span><text:line-break/><text:span text:style-name="T24"> <text:s text:c="11"/>subj_today = []</text:span><text:line-break/><text:soft-page-break/><text:span text:style-name="T24"> <text:s text:c="11"/>room_n = []</text:span><text:line-break/><text:span text:style-name="T24"> <text:s text:c="11"/>teacher_t = []</text:span><text:line-break/><text:span text:style-name="T24"> <text:s text:c="11"/></text:span><text:span text:style-name="T20">for </text:span><text:span text:style-name="T24">string </text:span><text:span text:style-name="T20">in </text:span><text:span text:style-name="T24">result:</text:span><text:line-break/><text:span text:style-name="T24"> <text:s text:c="15"/></text:span><text:span text:style-name="T20">for </text:span><text:span text:style-name="T24">i </text:span><text:span text:style-name="T20">in </text:span><text:span text:style-name="T34">range</text:span><text:span text:style-name="T24">(</text:span><text:span text:style-name="T34">len</text:span><text:span text:style-name="T24">(string)):</text:span><text:line-break/><text:span text:style-name="T24"> <text:s text:c="19"/></text:span><text:span text:style-name="T20">if </text:span><text:span text:style-name="T24">i&gt;</text:span><text:span text:style-name="T35">1</text:span><text:span text:style-name="T24">:</text:span><text:line-break/><text:span text:style-name="T24"> <text:s text:c="23"/>subj_today.append(string[i])</text:span><text:line-break/><text:span text:style-name="T24"> <text:s text:c="11"/>cursor.execute(</text:span><text:span text:style-name="T29">"SELECT *FROM ttable.subject"</text:span><text:span text:style-name="T24">)</text:span><text:line-break/><text:span text:style-name="T24"> <text:s text:c="11"/>room_s = </text:span><text:span text:style-name="T34">list</text:span><text:span text:style-name="T24">(cursor.fetchall())</text:span><text:line-break/><text:span text:style-name="T24"> <text:s text:c="11"/></text:span><text:span text:style-name="T20">for </text:span><text:span text:style-name="T24">i </text:span><text:span text:style-name="T20">in </text:span><text:span text:style-name="T34">range</text:span><text:span text:style-name="T24">(</text:span><text:span text:style-name="T34">len</text:span><text:span text:style-name="T24">(subj_today)):</text:span><text:line-break/><text:span text:style-name="T24"> <text:s text:c="15"/>room_n.append(</text:span><text:span text:style-name="T29">''</text:span><text:span text:style-name="T24">)</text:span><text:line-break/><text:span text:style-name="T24"> <text:s text:c="15"/></text:span><text:span text:style-name="T20">for </text:span><text:span text:style-name="T24">string </text:span><text:span text:style-name="T20">in </text:span><text:span text:style-name="T24">room_s:</text:span><text:line-break/><text:span text:style-name="T24"> <text:s text:c="19"/></text:span><text:span text:style-name="T20">for </text:span><text:span text:style-name="T24">column </text:span><text:span text:style-name="T20">in </text:span><text:span text:style-name="T34">range</text:span><text:span text:style-name="T24">(</text:span><text:span text:style-name="T34">len</text:span><text:span text:style-name="T24">(string)):</text:span><text:line-break/><text:span text:style-name="T24"> <text:s text:c="23"/></text:span><text:span text:style-name="T20">if </text:span><text:span text:style-name="T24">subj_today[i] == string[column]:</text:span><text:line-break/><text:span text:style-name="T24"> <text:s text:c="27"/>room_n[i] = </text:span><text:span text:style-name="T29">'('</text:span><text:span text:style-name="T24">+string[column+</text:span><text:span text:style-name="T35">1</text:span><text:span text:style-name="T24">]+</text:span><text:span text:style-name="T29">')'</text:span><text:span text:style-name="T24">+</text:span><text:span text:style-name="T29">' '</text:span><text:span text:style-name="T24">+subj_time[i]</text:span><text:line-break/><text:span text:style-name="T24"> <text:s text:c="11"/>cursor.execute(</text:span><text:span text:style-name="T29">"SELECT *FROM ttable.teacher"</text:span><text:span text:style-name="T24">)</text:span><text:line-break/><text:span text:style-name="T24"> <text:s text:c="11"/>teacher_s = </text:span><text:span text:style-name="T34">list</text:span><text:span text:style-name="T24">(cursor.fetchall())</text:span><text:line-break/><text:span text:style-name="T24"> <text:s text:c="11"/></text:span><text:span text:style-name="T20">for </text:span><text:span text:style-name="T24">i </text:span><text:span text:style-name="T20">in </text:span><text:span text:style-name="T34">range</text:span><text:span text:style-name="T24">(</text:span><text:span text:style-name="T34">len</text:span><text:span text:style-name="T24">(subj_today)):</text:span><text:line-break/><text:span text:style-name="T24"> <text:s text:c="15"/>teacher_t.append(</text:span><text:span text:style-name="T29">''</text:span><text:span text:style-name="T24">)</text:span><text:line-break/><text:span text:style-name="T24"> <text:s text:c="15"/></text:span><text:span text:style-name="T20">for </text:span><text:span text:style-name="T24">string </text:span><text:span text:style-name="T20">in </text:span><text:span text:style-name="T24">teacher_s:</text:span><text:line-break/><text:span text:style-name="T24"> <text:s text:c="19"/></text:span><text:span text:style-name="T20">for </text:span><text:span text:style-name="T24">column </text:span><text:span text:style-name="T20">in </text:span><text:span text:style-name="T34">range</text:span><text:span text:style-name="T24">(</text:span><text:span text:style-name="T34">len</text:span><text:span text:style-name="T24">(string)):</text:span><text:line-break/><text:span text:style-name="T24"> <text:s text:c="23"/></text:span><text:span text:style-name="T20">if </text:span><text:span text:style-name="T24">subj_today[i] == string[column]:</text:span><text:line-break/><text:span text:style-name="T24"> <text:s text:c="27"/>teacher_t[i] = string[column-</text:span><text:span text:style-name="T35">1</text:span><text:span text:style-name="T24">]</text:span><text:line-break/><text:line-break/><text:span text:style-name="T24"> <text:s text:c="11"/>bot.send_message(message.chat.id</text:span><text:span text:style-name="T20">, </text:span><text:span text:style-name="T24">result[</text:span><text:span text:style-name="T35">0</text:span><text:span text:style-name="T24">][</text:span><text:span text:style-name="T35">1</text:span><text:span text:style-name="T24">]+</text:span><text:span text:style-name="T29">'</text:span><text:span text:style-name="T20">\n</text:span><text:span text:style-name="T29">'</text:span><text:span text:style-name="T24">+</text:span><text:span text:style-name="T29">'________'</text:span><text:span text:style-name="T24">+</text:span><text:span text:style-name="T29">"</text:span><text:span text:style-name="T20">\n</text:span><text:span text:style-name="T29">"</text:span><text:line-break/><text:span text:style-name="T29"> <text:s text:c="28"/></text:span><text:span text:style-name="T24">+</text:span><text:span text:style-name="T29">'1. ' </text:span><text:span text:style-name="T24">+ subj_today[</text:span><text:span text:style-name="T35">0</text:span><text:span text:style-name="T24">]+room_n[</text:span><text:span text:style-name="T35">0</text:span><text:span text:style-name="T24">]+</text:span><text:span text:style-name="T29">' '</text:span><text:span text:style-name="T24">+teacher_t[</text:span><text:span text:style-name="T35">0</text:span><text:span text:style-name="T24">]+ </text:span><text:span text:style-name="T29">'</text:span><text:span text:style-name="T20">\n</text:span><text:span text:style-name="T29">'</text:span><text:line-break/><text:span text:style-name="T29"> <text:s text:c="28"/></text:span><text:span text:style-name="T24">+</text:span><text:span text:style-name="T29">'2. ' </text:span><text:span text:style-name="T24">+ subj_today[</text:span><text:span text:style-name="T35">1</text:span><text:span text:style-name="T24">]+room_n[</text:span><text:span text:style-name="T35">1</text:span><text:span text:style-name="T24">]+</text:span><text:span text:style-name="T29">' '</text:span><text:span text:style-name="T24">+teacher_t[</text:span><text:span text:style-name="T35">1</text:span><text:span text:style-name="T24">]+ </text:span><text:span text:style-name="T29">'</text:span><text:span text:style-name="T20">\n</text:span><text:span text:style-name="T29">'</text:span><text:line-break/><text:span text:style-name="T29"> <text:s text:c="28"/></text:span><text:span text:style-name="T24">+</text:span><text:span text:style-name="T29">'3. ' </text:span><text:span text:style-name="T24">+ subj_today[</text:span><text:span text:style-name="T35">2</text:span><text:span text:style-name="T24">]+room_n[</text:span><text:span text:style-name="T35">2</text:span><text:span text:style-name="T24">]+</text:span><text:span text:style-name="T29">' '</text:span><text:span text:style-name="T24">+teacher_t[</text:span><text:span text:style-name="T35">2</text:span><text:span text:style-name="T24">]+ </text:span><text:span text:style-name="T29">'</text:span><text:span text:style-name="T20">\n</text:span><text:span text:style-name="T29">'</text:span><text:line-break/><text:span text:style-name="T29"> <text:s text:c="28"/></text:span><text:span text:style-name="T24">+</text:span><text:span text:style-name="T29">'4. ' </text:span><text:span text:style-name="T24">+ subj_today[</text:span><text:span text:style-name="T35">3</text:span><text:span text:style-name="T24">]+room_n[</text:span><text:span text:style-name="T35">3</text:span><text:span text:style-name="T24">]+</text:span><text:span text:style-name="T29">' '</text:span><text:span text:style-name="T24">+teacher_t[</text:span><text:span text:style-name="T35">3</text:span><text:span text:style-name="T24">]+ </text:span><text:span text:style-name="T29">'</text:span><text:span text:style-name="T20">\n</text:span><text:span text:style-name="T29">'</text:span><text:line-break/><text:span text:style-name="T29"> <text:s text:c="28"/></text:span><text:span text:style-name="T24">+</text:span><text:span text:style-name="T29">'5. ' </text:span><text:span text:style-name="T24">+ subj_today[</text:span><text:span text:style-name="T35">4</text:span><text:span text:style-name="T24">]+room_n[</text:span><text:span text:style-name="T35">4</text:span><text:span text:style-name="T24">]+</text:span><text:span text:style-name="T29">' '</text:span><text:span text:style-name="T24">+teacher_t[</text:span><text:span text:style-name="T35">4</text:span><text:span text:style-name="T24">]+ </text:span><text:span text:style-name="T29">'</text:span><text:span text:style-name="T20">\n</text:span><text:span text:style-name="T29">'</text:span><text:span text:style-name="T24">)</text:span><text:line-break/><text:span text:style-name="T24"> <text:s text:c="7"/></text:span><text:span text:style-name="T20">elif </text:span><text:span text:style-name="T24">message.text.lower() == </text:span><text:span text:style-name="T29">'среда'</text:span><text:span text:style-name="T24">:</text:span><text:line-break/><text:span text:style-name="T24"> <text:s text:c="11"/>cursor.execute(</text:span><text:span text:style-name="T29">"SELECT *FROM ttable.week_2 WHERE day='%s'" </text:span><text:span text:style-name="T24">% message.text)</text:span><text:line-break/><text:span text:style-name="T24"> <text:s text:c="11"/>result = </text:span><text:span text:style-name="T34">list</text:span><text:span text:style-name="T24">(cursor.fetchall())</text:span><text:line-break/><text:span text:style-name="T24"> <text:s text:c="11"/>subj_today = []</text:span><text:line-break/><text:span text:style-name="T24"> <text:s text:c="11"/>room_n = []</text:span><text:line-break/><text:span text:style-name="T24"> <text:s text:c="11"/>teacher_t = []</text:span><text:line-break/><text:span text:style-name="T24"> <text:s text:c="11"/></text:span><text:span text:style-name="T20">for </text:span><text:span text:style-name="T24">string </text:span><text:span text:style-name="T20">in </text:span><text:span text:style-name="T24">result:</text:span><text:line-break/><text:span text:style-name="T24"> <text:s text:c="15"/></text:span><text:span text:style-name="T20">for </text:span><text:span text:style-name="T24">i </text:span><text:span text:style-name="T20">in </text:span><text:span text:style-name="T34">range</text:span><text:span text:style-name="T24">(</text:span><text:span text:style-name="T34">len</text:span><text:span text:style-name="T24">(string)):</text:span><text:line-break/><text:span text:style-name="T24"> <text:s text:c="19"/></text:span><text:span text:style-name="T20">if </text:span><text:span text:style-name="T24">i&gt;</text:span><text:span text:style-name="T35">1</text:span><text:span text:style-name="T24">:</text:span><text:line-break/><text:span text:style-name="T24"> <text:s text:c="23"/>subj_today.append(string[i])</text:span><text:line-break/><text:span text:style-name="T24"> <text:s text:c="11"/>cursor.execute(</text:span><text:span text:style-name="T29">"SELECT *FROM ttable.subject"</text:span><text:span text:style-name="T24">)</text:span><text:line-break/><text:span text:style-name="T24"> <text:s text:c="11"/>room_s = </text:span><text:span text:style-name="T34">list</text:span><text:span text:style-name="T24">(cursor.fetchall())</text:span><text:line-break/><text:soft-page-break/><text:span text:style-name="T24"> <text:s text:c="11"/></text:span><text:span text:style-name="T20">for </text:span><text:span text:style-name="T24">i </text:span><text:span text:style-name="T20">in </text:span><text:span text:style-name="T34">range</text:span><text:span text:style-name="T24">(</text:span><text:span text:style-name="T34">len</text:span><text:span text:style-name="T24">(subj_today)):</text:span><text:line-break/><text:span text:style-name="T24"> <text:s text:c="15"/>room_n.append(</text:span><text:span text:style-name="T29">''</text:span><text:span text:style-name="T24">)</text:span><text:line-break/><text:span text:style-name="T24"> <text:s text:c="15"/></text:span><text:span text:style-name="T20">for </text:span><text:span text:style-name="T24">string </text:span><text:span text:style-name="T20">in </text:span><text:span text:style-name="T24">room_s:</text:span><text:line-break/><text:span text:style-name="T24"> <text:s text:c="19"/></text:span><text:span text:style-name="T20">for </text:span><text:span text:style-name="T24">column </text:span><text:span text:style-name="T20">in </text:span><text:span text:style-name="T34">range</text:span><text:span text:style-name="T24">(</text:span><text:span text:style-name="T34">len</text:span><text:span text:style-name="T24">(string)):</text:span><text:line-break/><text:span text:style-name="T24"> <text:s text:c="23"/></text:span><text:span text:style-name="T20">if </text:span><text:span text:style-name="T24">subj_today[i] == string[column]:</text:span><text:line-break/><text:span text:style-name="T24"> <text:s text:c="27"/>room_n[i] = </text:span><text:span text:style-name="T29">'('</text:span><text:span text:style-name="T24">+string[column+</text:span><text:span text:style-name="T35">1</text:span><text:span text:style-name="T24">]+</text:span><text:span text:style-name="T29">')'</text:span><text:span text:style-name="T24">+</text:span><text:span text:style-name="T29">' '</text:span><text:span text:style-name="T24">+subj_time[i]</text:span><text:line-break/><text:span text:style-name="T24"> <text:s text:c="11"/>cursor.execute(</text:span><text:span text:style-name="T29">"SELECT *FROM ttable.teacher"</text:span><text:span text:style-name="T24">)</text:span><text:line-break/><text:span text:style-name="T24"> <text:s text:c="11"/>teacher_s = </text:span><text:span text:style-name="T34">list</text:span><text:span text:style-name="T24">(cursor.fetchall())</text:span><text:line-break/><text:span text:style-name="T24"> <text:s text:c="11"/></text:span><text:span text:style-name="T20">for </text:span><text:span text:style-name="T24">i </text:span><text:span text:style-name="T20">in </text:span><text:span text:style-name="T34">range</text:span><text:span text:style-name="T24">(</text:span><text:span text:style-name="T34">len</text:span><text:span text:style-name="T24">(subj_today)):</text:span><text:line-break/><text:span text:style-name="T24"> <text:s text:c="15"/>teacher_t.append(</text:span><text:span text:style-name="T29">''</text:span><text:span text:style-name="T24">)</text:span><text:line-break/><text:span text:style-name="T24"> <text:s text:c="15"/></text:span><text:span text:style-name="T20">for </text:span><text:span text:style-name="T24">string </text:span><text:span text:style-name="T20">in </text:span><text:span text:style-name="T24">teacher_s:</text:span><text:line-break/><text:span text:style-name="T24"> <text:s text:c="19"/></text:span><text:span text:style-name="T20">for </text:span><text:span text:style-name="T24">column </text:span><text:span text:style-name="T20">in </text:span><text:span text:style-name="T34">range</text:span><text:span text:style-name="T24">(</text:span><text:span text:style-name="T34">len</text:span><text:span text:style-name="T24">(string)):</text:span><text:line-break/><text:span text:style-name="T24"> <text:s text:c="23"/></text:span><text:span text:style-name="T20">if </text:span><text:span text:style-name="T24">subj_today[i] == string[column]:</text:span><text:line-break/><text:span text:style-name="T24"> <text:s text:c="27"/>teacher_t[i] = string[column-</text:span><text:span text:style-name="T35">1</text:span><text:span text:style-name="T24">]</text:span><text:line-break/><text:span text:style-name="T24"> <text:s text:c="11"/>bot.send_message(message.chat.id</text:span><text:span text:style-name="T20">, </text:span><text:span text:style-name="T24">result[</text:span><text:span text:style-name="T35">0</text:span><text:span text:style-name="T24">][</text:span><text:span text:style-name="T35">1</text:span><text:span text:style-name="T24">]+</text:span><text:span text:style-name="T29">'</text:span><text:span text:style-name="T20">\n</text:span><text:span text:style-name="T29">'</text:span><text:span text:style-name="T24">+</text:span><text:span text:style-name="T29">'________'</text:span><text:span text:style-name="T24">+</text:span><text:span text:style-name="T29">"</text:span><text:span text:style-name="T20">\n</text:span><text:span text:style-name="T29">"</text:span><text:line-break/><text:span text:style-name="T29"> <text:s text:c="28"/></text:span><text:span text:style-name="T24">+</text:span><text:span text:style-name="T29">'1. ' </text:span><text:span text:style-name="T24">+ subj_today[</text:span><text:span text:style-name="T35">0</text:span><text:span text:style-name="T24">]+room_n[</text:span><text:span text:style-name="T35">0</text:span><text:span text:style-name="T24">]+</text:span><text:span text:style-name="T29">' '</text:span><text:span text:style-name="T24">+teacher_t[</text:span><text:span text:style-name="T35">0</text:span><text:span text:style-name="T24">]+ </text:span><text:span text:style-name="T29">'</text:span><text:span text:style-name="T20">\n</text:span><text:span text:style-name="T29">'</text:span><text:line-break/><text:span text:style-name="T29"> <text:s text:c="28"/></text:span><text:span text:style-name="T24">+</text:span><text:span text:style-name="T29">'2. ' </text:span><text:span text:style-name="T24">+ subj_today[</text:span><text:span text:style-name="T35">1</text:span><text:span text:style-name="T24">]+room_n[</text:span><text:span text:style-name="T35">1</text:span><text:span text:style-name="T24">]+</text:span><text:span text:style-name="T29">' '</text:span><text:span text:style-name="T24">+teacher_t[</text:span><text:span text:style-name="T35">1</text:span><text:span text:style-name="T24">]+ </text:span><text:span text:style-name="T29">'</text:span><text:span text:style-name="T20">\n</text:span><text:span text:style-name="T29">'</text:span><text:line-break/><text:span text:style-name="T29"> <text:s text:c="28"/></text:span><text:span text:style-name="T24">+</text:span><text:span text:style-name="T29">'3. ' </text:span><text:span text:style-name="T24">+ subj_today[</text:span><text:span text:style-name="T35">2</text:span><text:span text:style-name="T24">]+room_n[</text:span><text:span text:style-name="T35">2</text:span><text:span text:style-name="T24">]+</text:span><text:span text:style-name="T29">' '</text:span><text:span text:style-name="T24">+teacher_t[</text:span><text:span text:style-name="T35">2</text:span><text:span text:style-name="T24">]+ </text:span><text:span text:style-name="T29">'</text:span><text:span text:style-name="T20">\n</text:span><text:span text:style-name="T29">'</text:span><text:line-break/><text:span text:style-name="T29"> <text:s text:c="28"/></text:span><text:span text:style-name="T24">+</text:span><text:span text:style-name="T29">'4. ' </text:span><text:span text:style-name="T24">+ subj_today[</text:span><text:span text:style-name="T35">3</text:span><text:span text:style-name="T24">]+room_n[</text:span><text:span text:style-name="T35">3</text:span><text:span text:style-name="T24">]+</text:span><text:span text:style-name="T29">' '</text:span><text:span text:style-name="T24">+teacher_t[</text:span><text:span text:style-name="T35">3</text:span><text:span text:style-name="T24">]+ </text:span><text:span text:style-name="T29">'</text:span><text:span text:style-name="T20">\n</text:span><text:span text:style-name="T29">'</text:span><text:line-break/><text:span text:style-name="T29"> <text:s text:c="28"/></text:span><text:span text:style-name="T24">+</text:span><text:span text:style-name="T29">'5. ' </text:span><text:span text:style-name="T24">+ subj_today[</text:span><text:span text:style-name="T35">4</text:span><text:span text:style-name="T24">]+room_n[</text:span><text:span text:style-name="T35">4</text:span><text:span text:style-name="T24">]+</text:span><text:span text:style-name="T29">' '</text:span><text:span text:style-name="T24">+teacher_t[</text:span><text:span text:style-name="T35">4</text:span><text:span text:style-name="T24">]+ </text:span><text:span text:style-name="T29">'</text:span><text:span text:style-name="T20">\n</text:span><text:span text:style-name="T29">'</text:span><text:span text:style-name="T24">)</text:span><text:line-break/><text:span text:style-name="T24"> <text:s text:c="7"/></text:span><text:span text:style-name="T20">elif </text:span><text:span text:style-name="T24">message.text.lower() == </text:span><text:span text:style-name="T29">'четверг'</text:span><text:span text:style-name="T24">:</text:span><text:line-break/><text:span text:style-name="T24"> <text:s text:c="11"/>cursor.execute(</text:span><text:span text:style-name="T29">"SELECT *FROM ttable.week_2 WHERE day='%s'" </text:span><text:span text:style-name="T24">% message.text)</text:span><text:line-break/><text:span text:style-name="T24"> <text:s text:c="11"/>result = </text:span><text:span text:style-name="T34">list</text:span><text:span text:style-name="T24">(cursor.fetchall())</text:span><text:line-break/><text:span text:style-name="T24"> <text:s text:c="11"/>subj_today = []</text:span><text:line-break/><text:span text:style-name="T24"> <text:s text:c="11"/>room_n = []</text:span><text:line-break/><text:span text:style-name="T24"> <text:s text:c="11"/>teacher_t = []</text:span><text:line-break/><text:span text:style-name="T24"> <text:s text:c="11"/></text:span><text:span text:style-name="T20">for </text:span><text:span text:style-name="T24">string </text:span><text:span text:style-name="T20">in </text:span><text:span text:style-name="T24">result:</text:span><text:line-break/><text:span text:style-name="T24"> <text:s text:c="15"/></text:span><text:span text:style-name="T20">for </text:span><text:span text:style-name="T24">i </text:span><text:span text:style-name="T20">in </text:span><text:span text:style-name="T34">range</text:span><text:span text:style-name="T24">(</text:span><text:span text:style-name="T34">len</text:span><text:span text:style-name="T24">(string)):</text:span><text:line-break/><text:span text:style-name="T24"> <text:s text:c="19"/></text:span><text:span text:style-name="T20">if </text:span><text:span text:style-name="T24">i&gt;</text:span><text:span text:style-name="T35">1</text:span><text:span text:style-name="T24">:</text:span><text:line-break/><text:span text:style-name="T24"> <text:s text:c="23"/>subj_today.append(string[i])</text:span><text:line-break/><text:span text:style-name="T24"> <text:s text:c="11"/>cursor.execute(</text:span><text:span text:style-name="T29">"SELECT *FROM ttable.subject"</text:span><text:span text:style-name="T24">)</text:span><text:line-break/><text:span text:style-name="T24"> <text:s text:c="11"/>room_s = </text:span><text:span text:style-name="T34">list</text:span><text:span text:style-name="T24">(cursor.fetchall())</text:span><text:line-break/><text:span text:style-name="T24"> <text:s text:c="11"/></text:span><text:span text:style-name="T20">for </text:span><text:span text:style-name="T24">i </text:span><text:span text:style-name="T20">in </text:span><text:span text:style-name="T34">range</text:span><text:span text:style-name="T24">(</text:span><text:span text:style-name="T34">len</text:span><text:span text:style-name="T24">(subj_today)):</text:span><text:line-break/><text:span text:style-name="T24"> <text:s text:c="15"/>room_n.append(</text:span><text:span text:style-name="T29">''</text:span><text:span text:style-name="T24">)</text:span><text:line-break/><text:span text:style-name="T24"> <text:s text:c="15"/></text:span><text:span text:style-name="T20">for </text:span><text:span text:style-name="T24">string </text:span><text:span text:style-name="T20">in </text:span><text:span text:style-name="T24">room_s:</text:span><text:line-break/><text:span text:style-name="T24"> <text:s text:c="19"/></text:span><text:span text:style-name="T20">for </text:span><text:span text:style-name="T24">column </text:span><text:span text:style-name="T20">in </text:span><text:span text:style-name="T34">range</text:span><text:span text:style-name="T24">(</text:span><text:span text:style-name="T34">len</text:span><text:span text:style-name="T24">(string)):</text:span><text:line-break/><text:span text:style-name="T24"> <text:s text:c="23"/></text:span><text:span text:style-name="T20">if </text:span><text:span text:style-name="T24">subj_today[i] == string[column]:</text:span><text:line-break/><text:span text:style-name="T24"> <text:s text:c="27"/>room_n[i] = </text:span><text:span text:style-name="T29">'('</text:span><text:span text:style-name="T24">+string[column+</text:span><text:span text:style-name="T35">1</text:span><text:span text:style-name="T24">]+</text:span><text:span text:style-name="T29">')'</text:span><text:span text:style-name="T24">+</text:span><text:span text:style-name="T29">' '</text:span><text:span text:style-name="T24">+subj_time[i]</text:span><text:line-break/><text:span text:style-name="T24"> <text:s text:c="11"/>cursor.execute(</text:span><text:span text:style-name="T29">"SELECT *FROM ttable.teacher"</text:span><text:span text:style-name="T24">)</text:span><text:line-break/><text:span text:style-name="T24"> <text:s text:c="11"/>teacher_s = </text:span><text:span text:style-name="T34">list</text:span><text:span text:style-name="T24">(cursor.fetchall())</text:span><text:line-break/><text:span text:style-name="T24"> <text:s text:c="11"/></text:span><text:span text:style-name="T20">for </text:span><text:span text:style-name="T24">i </text:span><text:span text:style-name="T20">in </text:span><text:span text:style-name="T34">range</text:span><text:span text:style-name="T24">(</text:span><text:span text:style-name="T34">len</text:span><text:span text:style-name="T24">(subj_today)):</text:span><text:line-break/><text:span text:style-name="T24"> <text:s text:c="15"/>teacher_t.append(</text:span><text:span text:style-name="T29">''</text:span><text:span text:style-name="T24">)</text:span><text:line-break/><text:soft-page-break/><text:span text:style-name="T24"> <text:s text:c="15"/></text:span><text:span text:style-name="T20">for </text:span><text:span text:style-name="T24">string </text:span><text:span text:style-name="T20">in </text:span><text:span text:style-name="T24">teacher_s:</text:span><text:line-break/><text:span text:style-name="T24"> <text:s text:c="19"/></text:span><text:span text:style-name="T20">for </text:span><text:span text:style-name="T24">column </text:span><text:span text:style-name="T20">in </text:span><text:span text:style-name="T34">range</text:span><text:span text:style-name="T24">(</text:span><text:span text:style-name="T34">len</text:span><text:span text:style-name="T24">(string)):</text:span><text:line-break/><text:span text:style-name="T24"> <text:s text:c="23"/></text:span><text:span text:style-name="T20">if </text:span><text:span text:style-name="T24">subj_today[i] == string[column]:</text:span><text:line-break/><text:span text:style-name="T24"> <text:s text:c="27"/>teacher_t[i] = string[column-</text:span><text:span text:style-name="T35">1</text:span><text:span text:style-name="T24">]</text:span><text:line-break/><text:line-break/><text:span text:style-name="T24"> <text:s text:c="11"/>bot.send_message(message.chat.id</text:span><text:span text:style-name="T20">, </text:span><text:span text:style-name="T24">result[</text:span><text:span text:style-name="T35">0</text:span><text:span text:style-name="T24">][</text:span><text:span text:style-name="T35">1</text:span><text:span text:style-name="T24">]+</text:span><text:span text:style-name="T29">'</text:span><text:span text:style-name="T20">\n</text:span><text:span text:style-name="T29">'</text:span><text:span text:style-name="T24">+</text:span><text:span text:style-name="T29">'________'</text:span><text:span text:style-name="T24">+</text:span><text:span text:style-name="T29">"</text:span><text:span text:style-name="T20">\n</text:span><text:span text:style-name="T29">"</text:span><text:line-break/><text:span text:style-name="T29"> <text:s text:c="28"/></text:span><text:span text:style-name="T24">+</text:span><text:span text:style-name="T29">'1. ' </text:span><text:span text:style-name="T24">+ subj_today[</text:span><text:span text:style-name="T35">0</text:span><text:span text:style-name="T24">]+room_n[</text:span><text:span text:style-name="T35">0</text:span><text:span text:style-name="T24">]+</text:span><text:span text:style-name="T29">' '</text:span><text:span text:style-name="T24">+teacher_t[</text:span><text:span text:style-name="T35">0</text:span><text:span text:style-name="T24">]+ </text:span><text:span text:style-name="T29">'</text:span><text:span text:style-name="T20">\n</text:span><text:span text:style-name="T29">'</text:span><text:line-break/><text:span text:style-name="T29"> <text:s text:c="28"/></text:span><text:span text:style-name="T24">+</text:span><text:span text:style-name="T29">'2. ' </text:span><text:span text:style-name="T24">+ subj_today[</text:span><text:span text:style-name="T35">1</text:span><text:span text:style-name="T24">]+room_n[</text:span><text:span text:style-name="T35">1</text:span><text:span text:style-name="T24">]+</text:span><text:span text:style-name="T29">' '</text:span><text:span text:style-name="T24">+teacher_t[</text:span><text:span text:style-name="T35">1</text:span><text:span text:style-name="T24">]+ </text:span><text:span text:style-name="T29">'</text:span><text:span text:style-name="T20">\n</text:span><text:span text:style-name="T29">'</text:span><text:line-break/><text:span text:style-name="T29"> <text:s text:c="28"/></text:span><text:span text:style-name="T24">+</text:span><text:span text:style-name="T29">'3. ' </text:span><text:span text:style-name="T24">+ subj_today[</text:span><text:span text:style-name="T35">2</text:span><text:span text:style-name="T24">]+room_n[</text:span><text:span text:style-name="T35">2</text:span><text:span text:style-name="T24">]+</text:span><text:span text:style-name="T29">' '</text:span><text:span text:style-name="T24">+teacher_t[</text:span><text:span text:style-name="T35">2</text:span><text:span text:style-name="T24">]+ </text:span><text:span text:style-name="T29">'</text:span><text:span text:style-name="T20">\n</text:span><text:span text:style-name="T29">'</text:span><text:line-break/><text:span text:style-name="T29"> <text:s text:c="28"/></text:span><text:span text:style-name="T24">+</text:span><text:span text:style-name="T29">'4. ' </text:span><text:span text:style-name="T24">+ subj_today[</text:span><text:span text:style-name="T35">3</text:span><text:span text:style-name="T24">]+room_n[</text:span><text:span text:style-name="T35">3</text:span><text:span text:style-name="T24">]+</text:span><text:span text:style-name="T29">' '</text:span><text:span text:style-name="T24">+teacher_t[</text:span><text:span text:style-name="T35">3</text:span><text:span text:style-name="T24">]+ </text:span><text:span text:style-name="T29">'</text:span><text:span text:style-name="T20">\n</text:span><text:span text:style-name="T29">'</text:span><text:line-break/><text:span text:style-name="T29"> <text:s text:c="28"/></text:span><text:span text:style-name="T24">+</text:span><text:span text:style-name="T29">'5. ' </text:span><text:span text:style-name="T24">+ subj_today[</text:span><text:span text:style-name="T35">4</text:span><text:span text:style-name="T24">]+room_n[</text:span><text:span text:style-name="T35">4</text:span><text:span text:style-name="T24">]+</text:span><text:span text:style-name="T29">' '</text:span><text:span text:style-name="T24">+teacher_t[</text:span><text:span text:style-name="T35">4</text:span><text:span text:style-name="T24">]+ </text:span><text:span text:style-name="T29">'</text:span><text:span text:style-name="T20">\n</text:span><text:span text:style-name="T29">'</text:span><text:span text:style-name="T24">)</text:span><text:line-break/><text:span text:style-name="T24"> <text:s text:c="7"/></text:span><text:span text:style-name="T20">elif </text:span><text:span text:style-name="T24">message.text.lower() == </text:span><text:span text:style-name="T29">'пятница'</text:span><text:span text:style-name="T24">:</text:span><text:line-break/><text:span text:style-name="T24"> <text:s text:c="11"/>cursor.execute(</text:span><text:span text:style-name="T29">"SELECT *FROM ttable.week_2 WHERE day='%s'" </text:span><text:span text:style-name="T24">% message.text)</text:span><text:line-break/><text:span text:style-name="T24"> <text:s text:c="11"/>result = </text:span><text:span text:style-name="T34">list</text:span><text:span text:style-name="T24">(cursor.fetchall())</text:span><text:line-break/><text:span text:style-name="T24"> <text:s text:c="11"/>subj_today = []</text:span><text:line-break/><text:span text:style-name="T24"> <text:s text:c="11"/>room_n = []</text:span><text:line-break/><text:span text:style-name="T24"> <text:s text:c="11"/>teacher_t = []</text:span><text:line-break/><text:span text:style-name="T24"> <text:s text:c="11"/></text:span><text:span text:style-name="T20">for </text:span><text:span text:style-name="T24">string </text:span><text:span text:style-name="T20">in </text:span><text:span text:style-name="T24">result:</text:span><text:line-break/><text:span text:style-name="T24"> <text:s text:c="15"/></text:span><text:span text:style-name="T20">for </text:span><text:span text:style-name="T24">i </text:span><text:span text:style-name="T20">in </text:span><text:span text:style-name="T34">range</text:span><text:span text:style-name="T24">(</text:span><text:span text:style-name="T34">len</text:span><text:span text:style-name="T24">(string)):</text:span><text:line-break/><text:span text:style-name="T24"> <text:s text:c="19"/></text:span><text:span text:style-name="T20">if </text:span><text:span text:style-name="T24">i&gt;</text:span><text:span text:style-name="T35">1</text:span><text:span text:style-name="T24">:</text:span><text:line-break/><text:span text:style-name="T24"> <text:s text:c="23"/>subj_today.append(string[i])</text:span><text:line-break/><text:span text:style-name="T24"> <text:s text:c="11"/>cursor.execute(</text:span><text:span text:style-name="T29">"SELECT *FROM ttable.subject"</text:span><text:span text:style-name="T24">)</text:span><text:line-break/><text:span text:style-name="T24"> <text:s text:c="11"/>room_s = </text:span><text:span text:style-name="T34">list</text:span><text:span text:style-name="T24">(cursor.fetchall())</text:span><text:line-break/><text:span text:style-name="T24"> <text:s text:c="11"/></text:span><text:span text:style-name="T20">for </text:span><text:span text:style-name="T24">i </text:span><text:span text:style-name="T20">in </text:span><text:span text:style-name="T34">range</text:span><text:span text:style-name="T24">(</text:span><text:span text:style-name="T34">len</text:span><text:span text:style-name="T24">(subj_today)):</text:span><text:line-break/><text:span text:style-name="T24"> <text:s text:c="15"/>room_n.append(</text:span><text:span text:style-name="T29">''</text:span><text:span text:style-name="T24">)</text:span><text:line-break/><text:span text:style-name="T24"> <text:s text:c="15"/></text:span><text:span text:style-name="T20">for </text:span><text:span text:style-name="T24">string </text:span><text:span text:style-name="T20">in </text:span><text:span text:style-name="T24">room_s:</text:span><text:line-break/><text:span text:style-name="T24"> <text:s text:c="19"/></text:span><text:span text:style-name="T20">for </text:span><text:span text:style-name="T24">column </text:span><text:span text:style-name="T20">in </text:span><text:span text:style-name="T34">range</text:span><text:span text:style-name="T24">(</text:span><text:span text:style-name="T34">len</text:span><text:span text:style-name="T24">(string)):</text:span><text:line-break/><text:span text:style-name="T24"> <text:s text:c="23"/></text:span><text:span text:style-name="T20">if </text:span><text:span text:style-name="T24">subj_today[i] == string[column]:</text:span><text:line-break/><text:span text:style-name="T24"> <text:s text:c="27"/>room_n[i] = </text:span><text:span text:style-name="T29">'('</text:span><text:span text:style-name="T24">+string[column+</text:span><text:span text:style-name="T35">1</text:span><text:span text:style-name="T24">]+</text:span><text:span text:style-name="T29">')'</text:span><text:span text:style-name="T24">+</text:span><text:span text:style-name="T29">' '</text:span><text:span text:style-name="T24">+subj_time[i]</text:span><text:line-break/><text:span text:style-name="T24"> <text:s text:c="11"/>cursor.execute(</text:span><text:span text:style-name="T29">"SELECT *FROM ttable.teacher"</text:span><text:span text:style-name="T24">)</text:span><text:line-break/><text:span text:style-name="T24"> <text:s text:c="11"/>teacher_s = </text:span><text:span text:style-name="T34">list</text:span><text:span text:style-name="T24">(cursor.fetchall())</text:span><text:line-break/><text:span text:style-name="T24"> <text:s text:c="11"/></text:span><text:span text:style-name="T20">for </text:span><text:span text:style-name="T24">i </text:span><text:span text:style-name="T20">in </text:span><text:span text:style-name="T34">range</text:span><text:span text:style-name="T24">(</text:span><text:span text:style-name="T34">len</text:span><text:span text:style-name="T24">(subj_today)):</text:span><text:line-break/><text:span text:style-name="T24"> <text:s text:c="15"/>teacher_t.append(</text:span><text:span text:style-name="T29">''</text:span><text:span text:style-name="T24">)</text:span><text:line-break/><text:span text:style-name="T24"> <text:s text:c="15"/></text:span><text:span text:style-name="T20">for </text:span><text:span text:style-name="T24">string </text:span><text:span text:style-name="T20">in </text:span><text:span text:style-name="T24">teacher_s:</text:span><text:line-break/><text:span text:style-name="T24"> <text:s text:c="19"/></text:span><text:span text:style-name="T20">for </text:span><text:span text:style-name="T24">column </text:span><text:span text:style-name="T20">in </text:span><text:span text:style-name="T34">range</text:span><text:span text:style-name="T24">(</text:span><text:span text:style-name="T34">len</text:span><text:span text:style-name="T24">(string)):</text:span><text:line-break/><text:span text:style-name="T24"> <text:s text:c="23"/></text:span><text:span text:style-name="T20">if </text:span><text:span text:style-name="T24">subj_today[i] == string[column]:</text:span><text:line-break/><text:span text:style-name="T24"> <text:s text:c="27"/>teacher_t[i] = string[column-</text:span><text:span text:style-name="T35">1</text:span><text:span text:style-name="T24">]</text:span><text:line-break/><text:line-break/><text:span text:style-name="T24"> <text:s text:c="11"/>bot.send_message(message.chat.id</text:span><text:span text:style-name="T20">, </text:span><text:span text:style-name="T24">result[</text:span><text:span text:style-name="T35">0</text:span><text:span text:style-name="T24">][</text:span><text:span text:style-name="T35">1</text:span><text:span text:style-name="T24">]+</text:span><text:span text:style-name="T29">'</text:span><text:span text:style-name="T20">\n</text:span><text:span text:style-name="T29">'</text:span><text:span text:style-name="T24">+</text:span><text:span text:style-name="T29">'________'</text:span><text:span text:style-name="T24">+</text:span><text:span text:style-name="T29">"</text:span><text:span text:style-name="T20">\n</text:span><text:span text:style-name="T29">"</text:span><text:line-break/><text:span text:style-name="T29"> <text:s text:c="28"/></text:span><text:span text:style-name="T24">+</text:span><text:span text:style-name="T29">'1. ' </text:span><text:span text:style-name="T24">+ subj_today[</text:span><text:span text:style-name="T35">0</text:span><text:span text:style-name="T24">]+room_n[</text:span><text:span text:style-name="T35">0</text:span><text:span text:style-name="T24">]+</text:span><text:span text:style-name="T29">' '</text:span><text:span text:style-name="T24">+teacher_t[</text:span><text:span text:style-name="T35">0</text:span><text:span text:style-name="T24">]+ </text:span><text:span text:style-name="T29">'</text:span><text:span text:style-name="T20">\n</text:span><text:span text:style-name="T29">'</text:span><text:line-break/><text:span text:style-name="T29"> <text:s text:c="28"/></text:span><text:span text:style-name="T24">+</text:span><text:span text:style-name="T29">'2. ' </text:span><text:span text:style-name="T24">+ subj_today[</text:span><text:span text:style-name="T35">1</text:span><text:span text:style-name="T24">]+room_n[</text:span><text:span text:style-name="T35">1</text:span><text:span text:style-name="T24">]+</text:span><text:span text:style-name="T29">' '</text:span><text:span text:style-name="T24">+teacher_t[</text:span><text:span text:style-name="T35">1</text:span><text:span text:style-name="T24">]+ </text:span><text:span text:style-name="T29">'</text:span><text:span text:style-name="T20">\n</text:span><text:span text:style-name="T29">'</text:span><text:line-break/><text:soft-page-break/><text:span text:style-name="T29"> <text:s text:c="28"/></text:span><text:span text:style-name="T24">+</text:span><text:span text:style-name="T29">'3. ' </text:span><text:span text:style-name="T24">+ subj_today[</text:span><text:span text:style-name="T35">2</text:span><text:span text:style-name="T24">]+room_n[</text:span><text:span text:style-name="T35">2</text:span><text:span text:style-name="T24">]+</text:span><text:span text:style-name="T29">' '</text:span><text:span text:style-name="T24">+teacher_t[</text:span><text:span text:style-name="T35">2</text:span><text:span text:style-name="T24">]+ </text:span><text:span text:style-name="T29">'</text:span><text:span text:style-name="T20">\n</text:span><text:span text:style-name="T29">'</text:span><text:line-break/><text:span text:style-name="T29"> <text:s text:c="28"/></text:span><text:span text:style-name="T24">+</text:span><text:span text:style-name="T29">'4. ' </text:span><text:span text:style-name="T24">+ subj_today[</text:span><text:span text:style-name="T35">3</text:span><text:span text:style-name="T24">]+room_n[</text:span><text:span text:style-name="T35">3</text:span><text:span text:style-name="T24">]+</text:span><text:span text:style-name="T29">' '</text:span><text:span text:style-name="T24">+teacher_t[</text:span><text:span text:style-name="T35">3</text:span><text:span text:style-name="T24">]+ </text:span><text:span text:style-name="T29">'</text:span><text:span text:style-name="T20">\n</text:span><text:span text:style-name="T29">'</text:span><text:line-break/><text:span text:style-name="T29"> <text:s text:c="28"/></text:span><text:span text:style-name="T24">+</text:span><text:span text:style-name="T29">'5. ' </text:span><text:span text:style-name="T24">+ subj_today[</text:span><text:span text:style-name="T35">4</text:span><text:span text:style-name="T24">]+room_n[</text:span><text:span text:style-name="T35">4</text:span><text:span text:style-name="T24">]+</text:span><text:span text:style-name="T29">' '</text:span><text:span text:style-name="T24">+teacher_t[</text:span><text:span text:style-name="T35">4</text:span><text:span text:style-name="T24">]+ </text:span><text:span text:style-name="T29">'</text:span><text:span text:style-name="T20">\n</text:span><text:span text:style-name="T29">'</text:span><text:span text:style-name="T24">)</text:span><text:line-break/><text:line-break/><text:span text:style-name="T24"> <text:s text:c="7"/></text:span><text:span text:style-name="T20">elif </text:span><text:span text:style-name="T24">message.text.lower() == </text:span><text:span text:style-name="T29">'расписание на эту неделю'</text:span><text:span text:style-name="T24">:</text:span><text:line-break/><text:span text:style-name="T24"> <text:s text:c="11"/>week_days = [</text:span><text:span text:style-name="T29">'Понедельник'</text:span><text:span text:style-name="T20">, </text:span><text:span text:style-name="T29">'Вторник'</text:span><text:span text:style-name="T20">, </text:span><text:span text:style-name="T29">'Среда'</text:span><text:span text:style-name="T20">, </text:span><text:span text:style-name="T29">'Четверг'</text:span><text:span text:style-name="T20">, </text:span><text:span text:style-name="T29">'Пятница'</text:span><text:span text:style-name="T24">]</text:span><text:line-break/><text:span text:style-name="T24"> <text:s text:c="11"/></text:span><text:span text:style-name="T20">for </text:span><text:span text:style-name="T24">i </text:span><text:span text:style-name="T20">in </text:span><text:span text:style-name="T34">range</text:span><text:span text:style-name="T24">(</text:span><text:span text:style-name="T34">len</text:span><text:span text:style-name="T24">(week_days)):</text:span><text:line-break/><text:span text:style-name="T24"> <text:s text:c="15"/>cursor.execute(</text:span><text:span text:style-name="T29">"SELECT *FROM ttable.week_2 WHERE day='%s'" </text:span><text:span text:style-name="T24">% week_days[i])</text:span><text:line-break/><text:span text:style-name="T24"> <text:s text:c="15"/>result = </text:span><text:span text:style-name="T34">list</text:span><text:span text:style-name="T24">(cursor.fetchall())</text:span><text:line-break/><text:span text:style-name="T24"> <text:s text:c="15"/>subj_today = []</text:span><text:line-break/><text:span text:style-name="T24"> <text:s text:c="15"/>room_n = []</text:span><text:line-break/><text:span text:style-name="T24"> <text:s text:c="15"/>teacher_t = []</text:span><text:line-break/><text:span text:style-name="T24"> <text:s text:c="15"/></text:span><text:span text:style-name="T20">for </text:span><text:span text:style-name="T24">string </text:span><text:span text:style-name="T20">in </text:span><text:span text:style-name="T24">result:</text:span><text:line-break/><text:span text:style-name="T24"> <text:s text:c="19"/></text:span><text:span text:style-name="T20">for </text:span><text:span text:style-name="T24">i </text:span><text:span text:style-name="T20">in </text:span><text:span text:style-name="T34">range</text:span><text:span text:style-name="T24">(</text:span><text:span text:style-name="T34">len</text:span><text:span text:style-name="T24">(string)):</text:span><text:line-break/><text:span text:style-name="T24"> <text:s text:c="23"/></text:span><text:span text:style-name="T20">if </text:span><text:span text:style-name="T24">i &gt; </text:span><text:span text:style-name="T35">1</text:span><text:span text:style-name="T24">:</text:span><text:line-break/><text:span text:style-name="T24"> <text:s text:c="27"/>subj_today.append(string[i])</text:span><text:line-break/><text:span text:style-name="T24"> <text:s text:c="15"/>cursor.execute(</text:span><text:span text:style-name="T29">"SELECT *FROM ttable.subject"</text:span><text:span text:style-name="T24">)</text:span><text:line-break/><text:span text:style-name="T24"> <text:s text:c="15"/>room_s = </text:span><text:span text:style-name="T34">list</text:span><text:span text:style-name="T24">(cursor.fetchall())</text:span><text:line-break/><text:span text:style-name="T24"> <text:s text:c="15"/></text:span><text:span text:style-name="T20">for </text:span><text:span text:style-name="T24">i </text:span><text:span text:style-name="T20">in </text:span><text:span text:style-name="T34">range</text:span><text:span text:style-name="T24">(</text:span><text:span text:style-name="T34">len</text:span><text:span text:style-name="T24">(subj_today)):</text:span><text:line-break/><text:span text:style-name="T24"> <text:s text:c="19"/>room_n.append(</text:span><text:span text:style-name="T29">''</text:span><text:span text:style-name="T24">)</text:span><text:line-break/><text:span text:style-name="T24"> <text:s text:c="19"/></text:span><text:span text:style-name="T20">for </text:span><text:span text:style-name="T24">string </text:span><text:span text:style-name="T20">in </text:span><text:span text:style-name="T24">room_s:</text:span><text:line-break/><text:span text:style-name="T24"> <text:s text:c="23"/></text:span><text:span text:style-name="T20">for </text:span><text:span text:style-name="T24">column </text:span><text:span text:style-name="T20">in </text:span><text:span text:style-name="T34">range</text:span><text:span text:style-name="T24">(</text:span><text:span text:style-name="T34">len</text:span><text:span text:style-name="T24">(string)):</text:span><text:line-break/><text:span text:style-name="T24"> <text:s text:c="27"/></text:span><text:span text:style-name="T20">if </text:span><text:span text:style-name="T24">subj_today[i] == string[column]:</text:span><text:line-break/><text:span text:style-name="T24"> <text:s text:c="31"/>room_n[i] = </text:span><text:span text:style-name="T29">'(' </text:span><text:span text:style-name="T24">+ string[column + </text:span><text:span text:style-name="T35">1</text:span><text:span text:style-name="T24">] + </text:span><text:span text:style-name="T29">')' </text:span><text:span text:style-name="T24">+ </text:span><text:span text:style-name="T29">' ' </text:span><text:span text:style-name="T24">+ subj_time[i]</text:span><text:line-break/><text:span text:style-name="T24"> <text:s text:c="15"/>cursor.execute(</text:span><text:span text:style-name="T29">"SELECT *FROM ttable.teacher"</text:span><text:span text:style-name="T24">)</text:span><text:line-break/><text:span text:style-name="T24"> <text:s text:c="15"/>teacher_s = </text:span><text:span text:style-name="T34">list</text:span><text:span text:style-name="T24">(cursor.fetchall())</text:span><text:line-break/><text:span text:style-name="T24"> <text:s text:c="15"/></text:span><text:span text:style-name="T20">for </text:span><text:span text:style-name="T24">i </text:span><text:span text:style-name="T20">in </text:span><text:span text:style-name="T34">range</text:span><text:span text:style-name="T24">(</text:span><text:span text:style-name="T34">len</text:span><text:span text:style-name="T24">(subj_today)):</text:span><text:line-break/><text:span text:style-name="T24"> <text:s text:c="19"/>teacher_t.append(</text:span><text:span text:style-name="T29">''</text:span><text:span text:style-name="T24">)</text:span><text:line-break/><text:span text:style-name="T24"> <text:s text:c="19"/></text:span><text:span text:style-name="T20">for </text:span><text:span text:style-name="T24">string </text:span><text:span text:style-name="T20">in </text:span><text:span text:style-name="T24">teacher_s:</text:span><text:line-break/><text:span text:style-name="T24"> <text:s text:c="23"/></text:span><text:span text:style-name="T20">for </text:span><text:span text:style-name="T24">column </text:span><text:span text:style-name="T20">in </text:span><text:span text:style-name="T34">range</text:span><text:span text:style-name="T24">(</text:span><text:span text:style-name="T34">len</text:span><text:span text:style-name="T24">(string)):</text:span><text:line-break/><text:span text:style-name="T24"> <text:s text:c="27"/></text:span><text:span text:style-name="T20">if </text:span><text:span text:style-name="T24">subj_today[i] == string[column]:</text:span><text:line-break/><text:span text:style-name="T24"> <text:s text:c="31"/>teacher_t[i] = string[column - </text:span><text:span text:style-name="T35">1</text:span><text:span text:style-name="T24">]</text:span><text:line-break/><text:line-break/><text:span text:style-name="T24"> <text:s text:c="15"/>bot.send_message(message.chat.id</text:span><text:span text:style-name="T20">, </text:span><text:span text:style-name="T24">result[</text:span><text:span text:style-name="T35">0</text:span><text:span text:style-name="T24">][</text:span><text:span text:style-name="T35">1</text:span><text:span text:style-name="T24">] + </text:span><text:span text:style-name="T29">'</text:span><text:span text:style-name="T20">\n</text:span><text:span text:style-name="T29">' </text:span><text:span text:style-name="T24">+ </text:span><text:span text:style-name="T29">'________' </text:span><text:span text:style-name="T24">+ </text:span><text:span text:style-name="T29">"</text:span><text:span text:style-name="T20">\n</text:span><text:span text:style-name="T29">"</text:span><text:line-break/><text:span text:style-name="T29"> <text:s text:c="32"/></text:span><text:span text:style-name="T24">+ </text:span><text:span text:style-name="T29">'1. ' </text:span><text:span text:style-name="T24">+ subj_today[</text:span><text:span text:style-name="T35">0</text:span><text:span text:style-name="T24">] + room_n[</text:span><text:span text:style-name="T35">0</text:span><text:span text:style-name="T24">] + </text:span><text:span text:style-name="T29">' ' </text:span><text:span text:style-name="T24">+ teacher_t[</text:span><text:span text:style-name="T35">0</text:span><text:span text:style-name="T24">] + </text:span><text:span text:style-name="T29">'</text:span><text:span text:style-name="T20">\n</text:span><text:span text:style-name="T29">'</text:span><text:line-break/><text:span text:style-name="T29"> <text:s text:c="32"/></text:span><text:span text:style-name="T24">+ </text:span><text:span text:style-name="T29">'2. ' </text:span><text:span text:style-name="T24">+ subj_today[</text:span><text:span text:style-name="T35">1</text:span><text:span text:style-name="T24">] + room_n[</text:span><text:span text:style-name="T35">1</text:span><text:span text:style-name="T24">] + </text:span><text:span text:style-name="T29">' ' </text:span><text:span text:style-name="T24">+ teacher_t[</text:span><text:span text:style-name="T35">1</text:span><text:span text:style-name="T24">] + </text:span><text:span text:style-name="T29">'</text:span><text:span text:style-name="T20">\n</text:span><text:span text:style-name="T29">'</text:span><text:line-break/><text:span text:style-name="T29"> <text:s text:c="32"/></text:span><text:span text:style-name="T24">+ </text:span><text:span text:style-name="T29">'3. ' </text:span><text:span text:style-name="T24">+ subj_today[</text:span><text:span text:style-name="T35">2</text:span><text:span text:style-name="T24">] + room_n[</text:span><text:span text:style-name="T35">2</text:span><text:span text:style-name="T24">] + </text:span><text:span text:style-name="T29">' ' </text:span><text:span text:style-name="T24">+ teacher_t[</text:span><text:span text:style-name="T35">2</text:span><text:span text:style-name="T24">] + </text:span><text:span text:style-name="T29">'</text:span><text:span text:style-name="T20">\n</text:span><text:span text:style-name="T29">'</text:span><text:line-break/><text:span text:style-name="T29"> <text:s text:c="32"/></text:span><text:span text:style-name="T24">+ </text:span><text:span text:style-name="T29">'4. ' </text:span><text:span text:style-name="T24">+ subj_today[</text:span><text:span text:style-name="T35">3</text:span><text:span text:style-name="T24">] + room_n[</text:span><text:span text:style-name="T35">3</text:span><text:span text:style-name="T24">] + </text:span><text:span text:style-name="T29">' ' </text:span><text:span text:style-name="T24">+ teacher_t[</text:span><text:span text:style-name="T35">3</text:span><text:span text:style-name="T24">] + </text:span><text:span text:style-name="T29">'</text:span><text:span text:style-name="T20">\n</text:span><text:span text:style-name="T29">'</text:span><text:line-break/><text:span text:style-name="T29"> <text:s text:c="32"/></text:span><text:span text:style-name="T24">+ </text:span><text:span text:style-name="T29">'5. ' </text:span><text:span text:style-name="T24">+ subj_today[</text:span><text:span text:style-name="T35">4</text:span><text:span text:style-name="T24">] + room_n[</text:span><text:span text:style-name="T35">4</text:span><text:span text:style-name="T24">] + </text:span><text:span text:style-name="T29">' ' </text:span><text:span text:style-name="T24">+ teacher_t[</text:span><text:span text:style-name="T35">4</text:span><text:span text:style-name="T24">] + </text:span><text:span text:style-name="T29">'</text:span><text:span text:style-name="T20">\n</text:span><text:span text:style-name="T29">'</text:span><text:span text:style-name="T24">)</text:span><text:line-break/><text:span text:style-name="T24"> <text:s text:c="7"/></text:span><text:span text:style-name="T20">elif </text:span><text:span text:style-name="T24">message.text.lower() == </text:span><text:span text:style-name="T29">'расписание на следующую неделю'</text:span><text:span text:style-name="T24">:</text:span><text:line-break/><text:span text:style-name="T24"> <text:s text:c="11"/>week_days = [</text:span><text:span text:style-name="T29">'Понедельник'</text:span><text:span text:style-name="T20">, </text:span><text:span text:style-name="T29">'Вторник'</text:span><text:span text:style-name="T20">, </text:span><text:span text:style-name="T29">'Среда'</text:span><text:span text:style-name="T20">, </text:span><text:span text:style-name="T29">'Четверг'</text:span><text:span text:style-name="T20">, </text:span><text:span text:style-name="T29">'Пятница'</text:span><text:span text:style-name="T24">]</text:span><text:line-break/><text:soft-page-break/><text:span text:style-name="T24"> <text:s text:c="11"/></text:span><text:span text:style-name="T20">for </text:span><text:span text:style-name="T24">i </text:span><text:span text:style-name="T20">in </text:span><text:span text:style-name="T34">range</text:span><text:span text:style-name="T24">(</text:span><text:span text:style-name="T34">len</text:span><text:span text:style-name="T24">(week_days)):</text:span><text:line-break/><text:span text:style-name="T24"> <text:s text:c="15"/>cursor.execute(</text:span><text:span text:style-name="T29">"SELECT *FROM ttable.week_1 WHERE day='%s'" </text:span><text:span text:style-name="T24">% week_days[i])</text:span><text:line-break/><text:span text:style-name="T24"> <text:s text:c="15"/>result = </text:span><text:span text:style-name="T34">list</text:span><text:span text:style-name="T24">(cursor.fetchall())</text:span><text:line-break/><text:span text:style-name="T24"> <text:s text:c="15"/>subj_today = []</text:span><text:line-break/><text:span text:style-name="T24"> <text:s text:c="15"/>room_n = []</text:span><text:line-break/><text:span text:style-name="T24"> <text:s text:c="15"/>teacher_t = []</text:span><text:line-break/><text:span text:style-name="T24"> <text:s text:c="15"/></text:span><text:span text:style-name="T20">for </text:span><text:span text:style-name="T24">string </text:span><text:span text:style-name="T20">in </text:span><text:span text:style-name="T24">result:</text:span><text:line-break/><text:span text:style-name="T24"> <text:s text:c="19"/></text:span><text:span text:style-name="T20">for </text:span><text:span text:style-name="T24">i </text:span><text:span text:style-name="T20">in </text:span><text:span text:style-name="T34">range</text:span><text:span text:style-name="T24">(</text:span><text:span text:style-name="T34">len</text:span><text:span text:style-name="T24">(string)):</text:span><text:line-break/><text:span text:style-name="T24"> <text:s text:c="23"/></text:span><text:span text:style-name="T20">if </text:span><text:span text:style-name="T24">i &gt; </text:span><text:span text:style-name="T35">1</text:span><text:span text:style-name="T24">:</text:span><text:line-break/><text:span text:style-name="T24"> <text:s text:c="27"/>subj_today.append(string[i])</text:span><text:line-break/><text:span text:style-name="T24"> <text:s text:c="15"/>cursor.execute(</text:span><text:span text:style-name="T29">"SELECT *FROM ttable.subject"</text:span><text:span text:style-name="T24">)</text:span><text:line-break/><text:span text:style-name="T24"> <text:s text:c="15"/>room_s = </text:span><text:span text:style-name="T34">list</text:span><text:span text:style-name="T24">(cursor.fetchall())</text:span><text:line-break/><text:span text:style-name="T24"> <text:s text:c="15"/></text:span><text:span text:style-name="T20">for </text:span><text:span text:style-name="T24">i </text:span><text:span text:style-name="T20">in </text:span><text:span text:style-name="T34">range</text:span><text:span text:style-name="T24">(</text:span><text:span text:style-name="T34">len</text:span><text:span text:style-name="T24">(subj_today)):</text:span><text:line-break/><text:span text:style-name="T24"> <text:s text:c="19"/>room_n.append(</text:span><text:span text:style-name="T29">''</text:span><text:span text:style-name="T24">)</text:span><text:line-break/><text:span text:style-name="T24"> <text:s text:c="19"/></text:span><text:span text:style-name="T20">for </text:span><text:span text:style-name="T24">string </text:span><text:span text:style-name="T20">in </text:span><text:span text:style-name="T24">room_s:</text:span><text:line-break/><text:span text:style-name="T24"> <text:s text:c="23"/></text:span><text:span text:style-name="T20">for </text:span><text:span text:style-name="T24">column </text:span><text:span text:style-name="T20">in </text:span><text:span text:style-name="T34">range</text:span><text:span text:style-name="T24">(</text:span><text:span text:style-name="T34">len</text:span><text:span text:style-name="T24">(string)):</text:span><text:line-break/><text:span text:style-name="T24"> <text:s text:c="27"/></text:span><text:span text:style-name="T20">if </text:span><text:span text:style-name="T24">subj_today[i] == string[column]:</text:span><text:line-break/><text:span text:style-name="T24"> <text:s text:c="31"/>room_n[i] = </text:span><text:span text:style-name="T29">'(' </text:span><text:span text:style-name="T24">+ string[column + </text:span><text:span text:style-name="T35">1</text:span><text:span text:style-name="T24">] + </text:span><text:span text:style-name="T29">')' </text:span><text:span text:style-name="T24">+ </text:span><text:span text:style-name="T29">' ' </text:span><text:span text:style-name="T24">+ subj_time[i]</text:span><text:line-break/><text:span text:style-name="T24"> <text:s text:c="15"/>cursor.execute(</text:span><text:span text:style-name="T29">"SELECT *FROM ttable.teacher"</text:span><text:span text:style-name="T24">)</text:span><text:line-break/><text:span text:style-name="T24"> <text:s text:c="15"/>teacher_s = </text:span><text:span text:style-name="T34">list</text:span><text:span text:style-name="T24">(cursor.fetchall())</text:span><text:line-break/><text:span text:style-name="T24"> <text:s text:c="15"/></text:span><text:span text:style-name="T20">for </text:span><text:span text:style-name="T24">i </text:span><text:span text:style-name="T20">in </text:span><text:span text:style-name="T34">range</text:span><text:span text:style-name="T24">(</text:span><text:span text:style-name="T34">len</text:span><text:span text:style-name="T24">(subj_today)):</text:span><text:line-break/><text:span text:style-name="T24"> <text:s text:c="19"/>teacher_t.append(</text:span><text:span text:style-name="T29">''</text:span><text:span text:style-name="T24">)</text:span><text:line-break/><text:span text:style-name="T24"> <text:s text:c="19"/></text:span><text:span text:style-name="T20">for </text:span><text:span text:style-name="T24">string </text:span><text:span text:style-name="T20">in </text:span><text:span text:style-name="T24">teacher_s:</text:span><text:line-break/><text:span text:style-name="T24"> <text:s text:c="23"/></text:span><text:span text:style-name="T20">for </text:span><text:span text:style-name="T24">column </text:span><text:span text:style-name="T20">in </text:span><text:span text:style-name="T34">range</text:span><text:span text:style-name="T24">(</text:span><text:span text:style-name="T34">len</text:span><text:span text:style-name="T24">(string)):</text:span><text:line-break/><text:span text:style-name="T24"> <text:s text:c="27"/></text:span><text:span text:style-name="T20">if </text:span><text:span text:style-name="T24">subj_today[i] == string[column]:</text:span><text:line-break/><text:span text:style-name="T24"> <text:s text:c="31"/>teacher_t[i] = string[column - </text:span><text:span text:style-name="T35">1</text:span><text:span text:style-name="T24">]</text:span><text:line-break/><text:line-break/><text:span text:style-name="T24"> <text:s text:c="15"/>bot.send_message(message.chat.id</text:span><text:span text:style-name="T20">, </text:span><text:span text:style-name="T24">result[</text:span><text:span text:style-name="T35">0</text:span><text:span text:style-name="T24">][</text:span><text:span text:style-name="T35">1</text:span><text:span text:style-name="T24">] + </text:span><text:span text:style-name="T29">'</text:span><text:span text:style-name="T20">\n</text:span><text:span text:style-name="T29">' </text:span><text:span text:style-name="T24">+ </text:span><text:span text:style-name="T29">'________' </text:span><text:span text:style-name="T24">+ </text:span><text:span text:style-name="T29">"</text:span><text:span text:style-name="T20">\n</text:span><text:span text:style-name="T29">"</text:span><text:line-break/><text:span text:style-name="T29"> <text:s text:c="32"/></text:span><text:span text:style-name="T24">+ </text:span><text:span text:style-name="T29">'1. ' </text:span><text:span text:style-name="T24">+ subj_today[</text:span><text:span text:style-name="T35">0</text:span><text:span text:style-name="T24">] + room_n[</text:span><text:span text:style-name="T35">0</text:span><text:span text:style-name="T24">] + </text:span><text:span text:style-name="T29">' ' </text:span><text:span text:style-name="T24">+ teacher_t[</text:span><text:span text:style-name="T35">0</text:span><text:span text:style-name="T24">] + </text:span><text:span text:style-name="T29">'</text:span><text:span text:style-name="T20">\n</text:span><text:span text:style-name="T29">'</text:span><text:line-break/><text:span text:style-name="T29"> <text:s text:c="32"/></text:span><text:span text:style-name="T24">+ </text:span><text:span text:style-name="T29">'2. ' </text:span><text:span text:style-name="T24">+ subj_today[</text:span><text:span text:style-name="T35">1</text:span><text:span text:style-name="T24">] + room_n[</text:span><text:span text:style-name="T35">1</text:span><text:span text:style-name="T24">] + </text:span><text:span text:style-name="T29">' ' </text:span><text:span text:style-name="T24">+ teacher_t[</text:span><text:span text:style-name="T35">1</text:span><text:span text:style-name="T24">] + </text:span><text:span text:style-name="T29">'</text:span><text:span text:style-name="T20">\n</text:span><text:span text:style-name="T29">'</text:span><text:line-break/><text:span text:style-name="T29"> <text:s text:c="32"/></text:span><text:span text:style-name="T24">+ </text:span><text:span text:style-name="T29">'3. ' </text:span><text:span text:style-name="T24">+ subj_today[</text:span><text:span text:style-name="T35">2</text:span><text:span text:style-name="T24">] + room_n[</text:span><text:span text:style-name="T35">2</text:span><text:span text:style-name="T24">] + </text:span><text:span text:style-name="T29">' ' </text:span><text:span text:style-name="T24">+ teacher_t[</text:span><text:span text:style-name="T35">2</text:span><text:span text:style-name="T24">] + </text:span><text:span text:style-name="T29">'</text:span><text:span text:style-name="T20">\n</text:span><text:span text:style-name="T29">'</text:span><text:line-break/><text:span text:style-name="T29"> <text:s text:c="32"/></text:span><text:span text:style-name="T24">+ </text:span><text:span text:style-name="T29">'4. ' </text:span><text:span text:style-name="T24">+ subj_today[</text:span><text:span text:style-name="T35">3</text:span><text:span text:style-name="T24">] + room_n[</text:span><text:span text:style-name="T35">3</text:span><text:span text:style-name="T24">] + </text:span><text:span text:style-name="T29">' ' </text:span><text:span text:style-name="T24">+ teacher_t[</text:span><text:span text:style-name="T35">3</text:span><text:span text:style-name="T24">] + </text:span><text:span text:style-name="T29">'</text:span><text:span text:style-name="T20">\n</text:span><text:span text:style-name="T29">'</text:span><text:line-break/><text:span text:style-name="T29"> <text:s text:c="32"/></text:span><text:span text:style-name="T24">+ </text:span><text:span text:style-name="T29">'5. ' </text:span><text:span text:style-name="T24">+ subj_today[</text:span><text:span text:style-name="T35">4</text:span><text:span text:style-name="T24">] + room_n[</text:span><text:span text:style-name="T35">4</text:span><text:span text:style-name="T24">] + </text:span><text:span text:style-name="T29">' ' </text:span><text:span text:style-name="T24">+ teacher_t[</text:span><text:span text:style-name="T35">4</text:span><text:span text:style-name="T24">] + </text:span><text:span text:style-name="T29">'</text:span><text:span text:style-name="T20">\n</text:span><text:span text:style-name="T29">'</text:span><text:span text:style-name="T24">)</text:span><text:line-break/><text:span text:style-name="T24"> <text:s text:c="7"/></text:span><text:span text:style-name="T20">else</text:span><text:span text:style-name="T24">:</text:span><text:line-break/><text:span text:style-name="T24"> <text:s text:c="11"/>bot.send_message(message.chat.id</text:span><text:span text:style-name="T20">, </text:span><text:span text:style-name="T29">'Прошу прощения, я не понимаю чего Вы хотите.'</text:span><text:span text:style-name="T24">)</text:span><text:line-break/><text:line-break/><text:line-break/><text:span text:style-name="T24"> <text:s text:c="3"/></text:span><text:span text:style-name="T20">elif </text:span><text:span text:style-name="T24">week == </text:span><text:span text:style-name="T29">'Верхняя'</text:span><text:span text:style-name="T24">:</text:span><text:line-break/><text:span text:style-name="T24"> <text:s text:c="7"/></text:span><text:span text:style-name="T20">if </text:span><text:span text:style-name="T24">message.text.lower() == </text:span><text:span text:style-name="T29">'понедельник'</text:span><text:span text:style-name="T24">:</text:span><text:line-break/><text:span text:style-name="T24"> <text:s text:c="11"/>cursor.execute(</text:span><text:span text:style-name="T29">"SELECT *FROM ttable.week_1 WHERE day='%s'" </text:span><text:span text:style-name="T24">% message.text)</text:span><text:line-break/><text:soft-page-break/><text:span text:style-name="T24"> <text:s text:c="11"/>result = </text:span><text:span text:style-name="T34">list</text:span><text:span text:style-name="T24">(cursor.fetchall())</text:span><text:line-break/><text:span text:style-name="T24"> <text:s text:c="11"/>subj_today = []</text:span><text:line-break/><text:span text:style-name="T24"> <text:s text:c="11"/>room_n = []</text:span><text:line-break/><text:span text:style-name="T24"> <text:s text:c="11"/>teacher_t = []</text:span><text:line-break/><text:span text:style-name="T24"> <text:s text:c="11"/></text:span><text:span text:style-name="T20">for </text:span><text:span text:style-name="T24">string </text:span><text:span text:style-name="T20">in </text:span><text:span text:style-name="T24">result:</text:span><text:line-break/><text:span text:style-name="T24"> <text:s text:c="15"/></text:span><text:span text:style-name="T20">for </text:span><text:span text:style-name="T24">i </text:span><text:span text:style-name="T20">in </text:span><text:span text:style-name="T34">range</text:span><text:span text:style-name="T24">(</text:span><text:span text:style-name="T34">len</text:span><text:span text:style-name="T24">(string)):</text:span><text:line-break/><text:span text:style-name="T24"> <text:s text:c="19"/></text:span><text:span text:style-name="T20">if </text:span><text:span text:style-name="T24">i&gt;</text:span><text:span text:style-name="T35">1</text:span><text:span text:style-name="T24">:</text:span><text:line-break/><text:span text:style-name="T24"> <text:s text:c="23"/>subj_today.append(string[i])</text:span><text:line-break/><text:span text:style-name="T24"> <text:s text:c="11"/>cursor.execute(</text:span><text:span text:style-name="T29">"SELECT *FROM ttable.subject"</text:span><text:span text:style-name="T24">)</text:span><text:line-break/><text:span text:style-name="T24"> <text:s text:c="11"/>room_s = </text:span><text:span text:style-name="T34">list</text:span><text:span text:style-name="T24">(cursor.fetchall())</text:span><text:line-break/><text:span text:style-name="T24"> <text:s text:c="11"/></text:span><text:span text:style-name="T20">for </text:span><text:span text:style-name="T24">i </text:span><text:span text:style-name="T20">in </text:span><text:span text:style-name="T34">range</text:span><text:span text:style-name="T24">(</text:span><text:span text:style-name="T34">len</text:span><text:span text:style-name="T24">(subj_today)):</text:span><text:line-break/><text:span text:style-name="T24"> <text:s text:c="15"/>room_n.append(</text:span><text:span text:style-name="T29">''</text:span><text:span text:style-name="T24">)</text:span><text:line-break/><text:span text:style-name="T24"> <text:s text:c="15"/></text:span><text:span text:style-name="T20">for </text:span><text:span text:style-name="T24">string </text:span><text:span text:style-name="T20">in </text:span><text:span text:style-name="T24">room_s:</text:span><text:line-break/><text:span text:style-name="T24"> <text:s text:c="19"/></text:span><text:span text:style-name="T20">for </text:span><text:span text:style-name="T24">column </text:span><text:span text:style-name="T20">in </text:span><text:span text:style-name="T34">range</text:span><text:span text:style-name="T24">(</text:span><text:span text:style-name="T34">len</text:span><text:span text:style-name="T24">(string)):</text:span><text:line-break/><text:span text:style-name="T24"> <text:s text:c="23"/></text:span><text:span text:style-name="T20">if </text:span><text:span text:style-name="T24">subj_today[i] == string[column]:</text:span><text:line-break/><text:span text:style-name="T24"> <text:s text:c="27"/>room_n[i] = </text:span><text:span text:style-name="T29">'('</text:span><text:span text:style-name="T24">+string[column+</text:span><text:span text:style-name="T35">1</text:span><text:span text:style-name="T24">]+</text:span><text:span text:style-name="T29">')'</text:span><text:span text:style-name="T24">+</text:span><text:span text:style-name="T29">' '</text:span><text:span text:style-name="T24">+subj_time[i]</text:span><text:line-break/><text:span text:style-name="T24"> <text:s text:c="11"/>cursor.execute(</text:span><text:span text:style-name="T29">"SELECT *FROM ttable.teacher"</text:span><text:span text:style-name="T24">)</text:span><text:line-break/><text:span text:style-name="T24"> <text:s text:c="11"/>teacher_s = </text:span><text:span text:style-name="T34">list</text:span><text:span text:style-name="T24">(cursor.fetchall())</text:span><text:line-break/><text:span text:style-name="T24"> <text:s text:c="11"/></text:span><text:span text:style-name="T20">for </text:span><text:span text:style-name="T24">i </text:span><text:span text:style-name="T20">in </text:span><text:span text:style-name="T34">range</text:span><text:span text:style-name="T24">(</text:span><text:span text:style-name="T34">len</text:span><text:span text:style-name="T24">(subj_today)):</text:span><text:line-break/><text:span text:style-name="T24"> <text:s text:c="15"/>teacher_t.append(</text:span><text:span text:style-name="T29">''</text:span><text:span text:style-name="T24">)</text:span><text:line-break/><text:span text:style-name="T24"> <text:s text:c="15"/></text:span><text:span text:style-name="T20">for </text:span><text:span text:style-name="T24">string </text:span><text:span text:style-name="T20">in </text:span><text:span text:style-name="T24">teacher_s:</text:span><text:line-break/><text:span text:style-name="T24"> <text:s text:c="19"/></text:span><text:span text:style-name="T20">for </text:span><text:span text:style-name="T24">column </text:span><text:span text:style-name="T20">in </text:span><text:span text:style-name="T34">range</text:span><text:span text:style-name="T24">(</text:span><text:span text:style-name="T34">len</text:span><text:span text:style-name="T24">(string)):</text:span><text:line-break/><text:span text:style-name="T24"> <text:s text:c="23"/></text:span><text:span text:style-name="T20">if </text:span><text:span text:style-name="T24">subj_today[i] == string[column]:</text:span><text:line-break/><text:span text:style-name="T24"> <text:s text:c="27"/>teacher_t[i] = string[column-</text:span><text:span text:style-name="T35">1</text:span><text:span text:style-name="T24">]</text:span><text:line-break/><text:line-break/><text:span text:style-name="T24"> <text:s text:c="11"/>bot.send_message(message.chat.id</text:span><text:span text:style-name="T20">, </text:span><text:span text:style-name="T24">result[</text:span><text:span text:style-name="T35">0</text:span><text:span text:style-name="T24">][</text:span><text:span text:style-name="T35">1</text:span><text:span text:style-name="T24">]+</text:span><text:span text:style-name="T29">'</text:span><text:span text:style-name="T20">\n</text:span><text:span text:style-name="T29">'</text:span><text:span text:style-name="T24">+</text:span><text:span text:style-name="T29">'________'</text:span><text:span text:style-name="T24">+</text:span><text:span text:style-name="T29">"</text:span><text:span text:style-name="T20">\n</text:span><text:span text:style-name="T29">"</text:span><text:line-break/><text:span text:style-name="T29"> <text:s text:c="28"/></text:span><text:span text:style-name="T24">+</text:span><text:span text:style-name="T29">'1. ' </text:span><text:span text:style-name="T24">+ subj_today[</text:span><text:span text:style-name="T35">0</text:span><text:span text:style-name="T24">]+room_n[</text:span><text:span text:style-name="T35">0</text:span><text:span text:style-name="T24">]+</text:span><text:span text:style-name="T29">' '</text:span><text:span text:style-name="T24">+teacher_t[</text:span><text:span text:style-name="T35">0</text:span><text:span text:style-name="T24">]+ </text:span><text:span text:style-name="T29">'</text:span><text:span text:style-name="T20">\n</text:span><text:span text:style-name="T29">'</text:span><text:line-break/><text:span text:style-name="T29"> <text:s text:c="28"/></text:span><text:span text:style-name="T24">+</text:span><text:span text:style-name="T29">'2. ' </text:span><text:span text:style-name="T24">+ subj_today[</text:span><text:span text:style-name="T35">1</text:span><text:span text:style-name="T24">]+room_n[</text:span><text:span text:style-name="T35">1</text:span><text:span text:style-name="T24">]+</text:span><text:span text:style-name="T29">' '</text:span><text:span text:style-name="T24">+teacher_t[</text:span><text:span text:style-name="T35">1</text:span><text:span text:style-name="T24">]+ </text:span><text:span text:style-name="T29">'</text:span><text:span text:style-name="T20">\n</text:span><text:span text:style-name="T29">'</text:span><text:line-break/><text:span text:style-name="T29"> <text:s text:c="28"/></text:span><text:span text:style-name="T24">+</text:span><text:span text:style-name="T29">'3. ' </text:span><text:span text:style-name="T24">+ subj_today[</text:span><text:span text:style-name="T35">2</text:span><text:span text:style-name="T24">]+room_n[</text:span><text:span text:style-name="T35">2</text:span><text:span text:style-name="T24">]+</text:span><text:span text:style-name="T29">' '</text:span><text:span text:style-name="T24">+teacher_t[</text:span><text:span text:style-name="T35">2</text:span><text:span text:style-name="T24">]+ </text:span><text:span text:style-name="T29">'</text:span><text:span text:style-name="T20">\n</text:span><text:span text:style-name="T29">'</text:span><text:line-break/><text:span text:style-name="T29"> <text:s text:c="28"/></text:span><text:span text:style-name="T24">+</text:span><text:span text:style-name="T29">'4. ' </text:span><text:span text:style-name="T24">+ subj_today[</text:span><text:span text:style-name="T35">3</text:span><text:span text:style-name="T24">]+room_n[</text:span><text:span text:style-name="T35">3</text:span><text:span text:style-name="T24">]+</text:span><text:span text:style-name="T29">' '</text:span><text:span text:style-name="T24">+teacher_t[</text:span><text:span text:style-name="T35">3</text:span><text:span text:style-name="T24">]+ </text:span><text:span text:style-name="T29">'</text:span><text:span text:style-name="T20">\n</text:span><text:span text:style-name="T29">'</text:span><text:line-break/><text:span text:style-name="T29"> <text:s text:c="28"/></text:span><text:span text:style-name="T24">+</text:span><text:span text:style-name="T29">'5. ' </text:span><text:span text:style-name="T24">+ subj_today[</text:span><text:span text:style-name="T35">4</text:span><text:span text:style-name="T24">]+room_n[</text:span><text:span text:style-name="T35">4</text:span><text:span text:style-name="T24">]+</text:span><text:span text:style-name="T29">' '</text:span><text:span text:style-name="T24">+teacher_t[</text:span><text:span text:style-name="T35">4</text:span><text:span text:style-name="T24">]+ </text:span><text:span text:style-name="T29">'</text:span><text:span text:style-name="T20">\n</text:span><text:span text:style-name="T29">'</text:span><text:span text:style-name="T24">)</text:span><text:line-break/><text:span text:style-name="T24"> <text:s text:c="7"/></text:span><text:span text:style-name="T20">elif </text:span><text:span text:style-name="T24">message.text.lower() == </text:span><text:span text:style-name="T29">'вторник'</text:span><text:span text:style-name="T24">:</text:span><text:line-break/><text:span text:style-name="T24"> <text:s text:c="11"/>cursor.execute(</text:span><text:span text:style-name="T29">"SELECT *FROM ttable.week_1 WHERE day='%s'" </text:span><text:span text:style-name="T24">% message.text)</text:span><text:line-break/><text:span text:style-name="T24"> <text:s text:c="11"/>result = </text:span><text:span text:style-name="T34">list</text:span><text:span text:style-name="T24">(cursor.fetchall())</text:span><text:line-break/><text:span text:style-name="T24"> <text:s text:c="11"/>subj_today = []</text:span><text:line-break/><text:span text:style-name="T24"> <text:s text:c="11"/>room_n = []</text:span><text:line-break/><text:span text:style-name="T24"> <text:s text:c="11"/>teacher_t = []</text:span><text:line-break/><text:span text:style-name="T24"> <text:s text:c="11"/></text:span><text:span text:style-name="T20">for </text:span><text:span text:style-name="T24">string </text:span><text:span text:style-name="T20">in </text:span><text:span text:style-name="T24">result:</text:span><text:line-break/><text:span text:style-name="T24"> <text:s text:c="15"/></text:span><text:span text:style-name="T20">for </text:span><text:span text:style-name="T24">i </text:span><text:span text:style-name="T20">in </text:span><text:span text:style-name="T34">range</text:span><text:span text:style-name="T24">(</text:span><text:span text:style-name="T34">len</text:span><text:span text:style-name="T24">(string)):</text:span><text:line-break/><text:span text:style-name="T24"> <text:s text:c="19"/></text:span><text:span text:style-name="T20">if </text:span><text:span text:style-name="T24">i&gt;</text:span><text:span text:style-name="T35">1</text:span><text:span text:style-name="T24">:</text:span><text:line-break/><text:span text:style-name="T24"> <text:s text:c="23"/>subj_today.append(string[i])</text:span><text:line-break/><text:soft-page-break/><text:span text:style-name="T24"> <text:s text:c="11"/>cursor.execute(</text:span><text:span text:style-name="T29">"SELECT *FROM ttable.subject"</text:span><text:span text:style-name="T24">)</text:span><text:line-break/><text:span text:style-name="T24"> <text:s text:c="11"/>room_s = </text:span><text:span text:style-name="T34">list</text:span><text:span text:style-name="T24">(cursor.fetchall())</text:span><text:line-break/><text:span text:style-name="T24"> <text:s text:c="11"/></text:span><text:span text:style-name="T20">for </text:span><text:span text:style-name="T24">i </text:span><text:span text:style-name="T20">in </text:span><text:span text:style-name="T34">range</text:span><text:span text:style-name="T24">(</text:span><text:span text:style-name="T34">len</text:span><text:span text:style-name="T24">(subj_today)):</text:span><text:line-break/><text:span text:style-name="T24"> <text:s text:c="15"/>room_n.append(</text:span><text:span text:style-name="T29">''</text:span><text:span text:style-name="T24">)</text:span><text:line-break/><text:span text:style-name="T24"> <text:s text:c="15"/></text:span><text:span text:style-name="T20">for </text:span><text:span text:style-name="T24">string </text:span><text:span text:style-name="T20">in </text:span><text:span text:style-name="T24">room_s:</text:span><text:line-break/><text:span text:style-name="T24"> <text:s text:c="19"/></text:span><text:span text:style-name="T20">for </text:span><text:span text:style-name="T24">column </text:span><text:span text:style-name="T20">in </text:span><text:span text:style-name="T34">range</text:span><text:span text:style-name="T24">(</text:span><text:span text:style-name="T34">len</text:span><text:span text:style-name="T24">(string)):</text:span><text:line-break/><text:span text:style-name="T24"> <text:s text:c="23"/></text:span><text:span text:style-name="T20">if </text:span><text:span text:style-name="T24">subj_today[i] == string[column]:</text:span><text:line-break/><text:span text:style-name="T24"> <text:s text:c="27"/>room_n[i] = </text:span><text:span text:style-name="T29">'('</text:span><text:span text:style-name="T24">+string[column+</text:span><text:span text:style-name="T35">1</text:span><text:span text:style-name="T24">]+</text:span><text:span text:style-name="T29">')'</text:span><text:span text:style-name="T24">+</text:span><text:span text:style-name="T29">' '</text:span><text:span text:style-name="T24">+subj_time[i]</text:span><text:line-break/><text:span text:style-name="T24"> <text:s text:c="11"/>cursor.execute(</text:span><text:span text:style-name="T29">"SELECT *FROM ttable.teacher"</text:span><text:span text:style-name="T24">)</text:span><text:line-break/><text:span text:style-name="T24"> <text:s text:c="11"/>teacher_s = </text:span><text:span text:style-name="T34">list</text:span><text:span text:style-name="T24">(cursor.fetchall())</text:span><text:line-break/><text:span text:style-name="T24"> <text:s text:c="11"/></text:span><text:span text:style-name="T20">for </text:span><text:span text:style-name="T24">i </text:span><text:span text:style-name="T20">in </text:span><text:span text:style-name="T34">range</text:span><text:span text:style-name="T24">(</text:span><text:span text:style-name="T34">len</text:span><text:span text:style-name="T24">(subj_today)):</text:span><text:line-break/><text:span text:style-name="T24"> <text:s text:c="15"/>teacher_t.append(</text:span><text:span text:style-name="T29">''</text:span><text:span text:style-name="T24">)</text:span><text:line-break/><text:span text:style-name="T24"> <text:s text:c="15"/></text:span><text:span text:style-name="T20">for </text:span><text:span text:style-name="T24">string </text:span><text:span text:style-name="T20">in </text:span><text:span text:style-name="T24">teacher_s:</text:span><text:line-break/><text:span text:style-name="T24"> <text:s text:c="19"/></text:span><text:span text:style-name="T20">for </text:span><text:span text:style-name="T24">column </text:span><text:span text:style-name="T20">in </text:span><text:span text:style-name="T34">range</text:span><text:span text:style-name="T24">(</text:span><text:span text:style-name="T34">len</text:span><text:span text:style-name="T24">(string)):</text:span><text:line-break/><text:span text:style-name="T24"> <text:s text:c="23"/></text:span><text:span text:style-name="T20">if </text:span><text:span text:style-name="T24">subj_today[i] == string[column]:</text:span><text:line-break/><text:span text:style-name="T24"> <text:s text:c="27"/>teacher_t[i] = string[column-</text:span><text:span text:style-name="T35">1</text:span><text:span text:style-name="T24">]</text:span><text:line-break/><text:line-break/><text:span text:style-name="T24"> <text:s text:c="11"/>bot.send_message(message.chat.id</text:span><text:span text:style-name="T20">, </text:span><text:span text:style-name="T24">result[</text:span><text:span text:style-name="T35">0</text:span><text:span text:style-name="T24">][</text:span><text:span text:style-name="T35">1</text:span><text:span text:style-name="T24">]+</text:span><text:span text:style-name="T29">'</text:span><text:span text:style-name="T20">\n</text:span><text:span text:style-name="T29">'</text:span><text:span text:style-name="T24">+</text:span><text:span text:style-name="T29">'________'</text:span><text:span text:style-name="T24">+</text:span><text:span text:style-name="T29">"</text:span><text:span text:style-name="T20">\n</text:span><text:span text:style-name="T29">"</text:span><text:line-break/><text:span text:style-name="T29"> <text:s text:c="28"/></text:span><text:span text:style-name="T24">+</text:span><text:span text:style-name="T29">'1. ' </text:span><text:span text:style-name="T24">+ subj_today[</text:span><text:span text:style-name="T35">0</text:span><text:span text:style-name="T24">]+room_n[</text:span><text:span text:style-name="T35">0</text:span><text:span text:style-name="T24">]+</text:span><text:span text:style-name="T29">' '</text:span><text:span text:style-name="T24">+teacher_t[</text:span><text:span text:style-name="T35">0</text:span><text:span text:style-name="T24">]+ </text:span><text:span text:style-name="T29">'</text:span><text:span text:style-name="T20">\n</text:span><text:span text:style-name="T29">'</text:span><text:line-break/><text:span text:style-name="T29"> <text:s text:c="28"/></text:span><text:span text:style-name="T24">+</text:span><text:span text:style-name="T29">'2. ' </text:span><text:span text:style-name="T24">+ subj_today[</text:span><text:span text:style-name="T35">1</text:span><text:span text:style-name="T24">]+room_n[</text:span><text:span text:style-name="T35">1</text:span><text:span text:style-name="T24">]+</text:span><text:span text:style-name="T29">' '</text:span><text:span text:style-name="T24">+teacher_t[</text:span><text:span text:style-name="T35">1</text:span><text:span text:style-name="T24">]+ </text:span><text:span text:style-name="T29">'</text:span><text:span text:style-name="T20">\n</text:span><text:span text:style-name="T29">'</text:span><text:line-break/><text:span text:style-name="T29"> <text:s text:c="28"/></text:span><text:span text:style-name="T24">+</text:span><text:span text:style-name="T29">'3. ' </text:span><text:span text:style-name="T24">+ subj_today[</text:span><text:span text:style-name="T35">2</text:span><text:span text:style-name="T24">]+room_n[</text:span><text:span text:style-name="T35">2</text:span><text:span text:style-name="T24">]+</text:span><text:span text:style-name="T29">' '</text:span><text:span text:style-name="T24">+teacher_t[</text:span><text:span text:style-name="T35">2</text:span><text:span text:style-name="T24">]+ </text:span><text:span text:style-name="T29">'</text:span><text:span text:style-name="T20">\n</text:span><text:span text:style-name="T29">'</text:span><text:line-break/><text:span text:style-name="T29"> <text:s text:c="28"/></text:span><text:span text:style-name="T24">+</text:span><text:span text:style-name="T29">'4. ' </text:span><text:span text:style-name="T24">+ subj_today[</text:span><text:span text:style-name="T35">3</text:span><text:span text:style-name="T24">]+room_n[</text:span><text:span text:style-name="T35">3</text:span><text:span text:style-name="T24">]+</text:span><text:span text:style-name="T29">' '</text:span><text:span text:style-name="T24">+teacher_t[</text:span><text:span text:style-name="T35">3</text:span><text:span text:style-name="T24">]+ </text:span><text:span text:style-name="T29">'</text:span><text:span text:style-name="T20">\n</text:span><text:span text:style-name="T29">'</text:span><text:line-break/><text:span text:style-name="T29"> <text:s text:c="28"/></text:span><text:span text:style-name="T24">+</text:span><text:span text:style-name="T29">'5. ' </text:span><text:span text:style-name="T24">+ subj_today[</text:span><text:span text:style-name="T35">4</text:span><text:span text:style-name="T24">]+room_n[</text:span><text:span text:style-name="T35">4</text:span><text:span text:style-name="T24">]+</text:span><text:span text:style-name="T29">' '</text:span><text:span text:style-name="T24">+teacher_t[</text:span><text:span text:style-name="T35">4</text:span><text:span text:style-name="T24">]+ </text:span><text:span text:style-name="T29">'</text:span><text:span text:style-name="T20">\n</text:span><text:span text:style-name="T29">'</text:span><text:span text:style-name="T24">)</text:span><text:line-break/><text:span text:style-name="T24"> <text:s text:c="7"/></text:span><text:span text:style-name="T20">elif </text:span><text:span text:style-name="T24">message.text.lower() == </text:span><text:span text:style-name="T29">'среда'</text:span><text:span text:style-name="T24">:</text:span><text:line-break/><text:span text:style-name="T24"> <text:s text:c="11"/>cursor.execute(</text:span><text:span text:style-name="T29">"SELECT *FROM ttable.week_1 WHERE day='%s'" </text:span><text:span text:style-name="T24">% message.text)</text:span><text:line-break/><text:span text:style-name="T24"> <text:s text:c="11"/>result = </text:span><text:span text:style-name="T34">list</text:span><text:span text:style-name="T24">(cursor.fetchall())</text:span><text:line-break/><text:span text:style-name="T24"> <text:s text:c="11"/>subj_today = []</text:span><text:line-break/><text:span text:style-name="T24"> <text:s text:c="11"/>room_n = []</text:span><text:line-break/><text:span text:style-name="T24"> <text:s text:c="11"/>teacher_t = []</text:span><text:line-break/><text:span text:style-name="T24"> <text:s text:c="11"/></text:span><text:span text:style-name="T20">for </text:span><text:span text:style-name="T24">string </text:span><text:span text:style-name="T20">in </text:span><text:span text:style-name="T24">result:</text:span><text:line-break/><text:span text:style-name="T24"> <text:s text:c="15"/></text:span><text:span text:style-name="T20">for </text:span><text:span text:style-name="T24">i </text:span><text:span text:style-name="T20">in </text:span><text:span text:style-name="T34">range</text:span><text:span text:style-name="T24">(</text:span><text:span text:style-name="T34">len</text:span><text:span text:style-name="T24">(string)):</text:span><text:line-break/><text:span text:style-name="T24"> <text:s text:c="19"/></text:span><text:span text:style-name="T20">if </text:span><text:span text:style-name="T24">i&gt;</text:span><text:span text:style-name="T35">1</text:span><text:span text:style-name="T24">:</text:span><text:line-break/><text:span text:style-name="T24"> <text:s text:c="23"/>subj_today.append(string[i])</text:span><text:line-break/><text:span text:style-name="T24"> <text:s text:c="11"/>cursor.execute(</text:span><text:span text:style-name="T29">"SELECT *FROM ttable.subject"</text:span><text:span text:style-name="T24">)</text:span><text:line-break/><text:span text:style-name="T24"> <text:s text:c="11"/>room_s = </text:span><text:span text:style-name="T34">list</text:span><text:span text:style-name="T24">(cursor.fetchall())</text:span><text:line-break/><text:span text:style-name="T24"> <text:s text:c="11"/></text:span><text:span text:style-name="T20">for </text:span><text:span text:style-name="T24">i </text:span><text:span text:style-name="T20">in </text:span><text:span text:style-name="T34">range</text:span><text:span text:style-name="T24">(</text:span><text:span text:style-name="T34">len</text:span><text:span text:style-name="T24">(subj_today)):</text:span><text:line-break/><text:span text:style-name="T24"> <text:s text:c="15"/>room_n.append(</text:span><text:span text:style-name="T29">''</text:span><text:span text:style-name="T24">)</text:span><text:line-break/><text:span text:style-name="T24"> <text:s text:c="15"/></text:span><text:span text:style-name="T20">for </text:span><text:span text:style-name="T24">string </text:span><text:span text:style-name="T20">in </text:span><text:span text:style-name="T24">room_s:</text:span><text:line-break/><text:span text:style-name="T24"> <text:s text:c="19"/></text:span><text:span text:style-name="T20">for </text:span><text:span text:style-name="T24">column </text:span><text:span text:style-name="T20">in </text:span><text:span text:style-name="T34">range</text:span><text:span text:style-name="T24">(</text:span><text:span text:style-name="T34">len</text:span><text:span text:style-name="T24">(string)):</text:span><text:line-break/><text:span text:style-name="T24"> <text:s text:c="23"/></text:span><text:span text:style-name="T20">if </text:span><text:span text:style-name="T24">subj_today[i] == string[column]:</text:span><text:line-break/><text:span text:style-name="T24"> <text:s text:c="27"/>room_n[i] = </text:span><text:span text:style-name="T29">'('</text:span><text:span text:style-name="T24">+string[column+</text:span><text:span text:style-name="T35">1</text:span><text:span text:style-name="T24">]+</text:span><text:span text:style-name="T29">')'</text:span><text:span text:style-name="T24">+</text:span><text:span text:style-name="T29">' '</text:span><text:span text:style-name="T24">+subj_time[i]</text:span><text:line-break/><text:soft-page-break/><text:span text:style-name="T24"> <text:s text:c="11"/>cursor.execute(</text:span><text:span text:style-name="T29">"SELECT *FROM ttable.teacher"</text:span><text:span text:style-name="T24">)</text:span><text:line-break/><text:span text:style-name="T24"> <text:s text:c="11"/>teacher_s = </text:span><text:span text:style-name="T34">list</text:span><text:span text:style-name="T24">(cursor.fetchall())</text:span><text:line-break/><text:span text:style-name="T24"> <text:s text:c="11"/></text:span><text:span text:style-name="T20">for </text:span><text:span text:style-name="T24">i </text:span><text:span text:style-name="T20">in </text:span><text:span text:style-name="T34">range</text:span><text:span text:style-name="T24">(</text:span><text:span text:style-name="T34">len</text:span><text:span text:style-name="T24">(subj_today)):</text:span><text:line-break/><text:span text:style-name="T24"> <text:s text:c="15"/>teacher_t.append(</text:span><text:span text:style-name="T29">''</text:span><text:span text:style-name="T24">)</text:span><text:line-break/><text:span text:style-name="T24"> <text:s text:c="15"/></text:span><text:span text:style-name="T20">for </text:span><text:span text:style-name="T24">string </text:span><text:span text:style-name="T20">in </text:span><text:span text:style-name="T24">teacher_s:</text:span><text:line-break/><text:span text:style-name="T24"> <text:s text:c="19"/></text:span><text:span text:style-name="T20">for </text:span><text:span text:style-name="T24">column </text:span><text:span text:style-name="T20">in </text:span><text:span text:style-name="T34">range</text:span><text:span text:style-name="T24">(</text:span><text:span text:style-name="T34">len</text:span><text:span text:style-name="T24">(string)):</text:span><text:line-break/><text:span text:style-name="T24"> <text:s text:c="23"/></text:span><text:span text:style-name="T20">if </text:span><text:span text:style-name="T24">subj_today[i] == string[column]:</text:span><text:line-break/><text:span text:style-name="T24"> <text:s text:c="27"/>teacher_t[i] = string[column-</text:span><text:span text:style-name="T35">1</text:span><text:span text:style-name="T24">]</text:span><text:line-break/><text:span text:style-name="T24"> <text:s text:c="11"/>bot.send_message(message.chat.id</text:span><text:span text:style-name="T20">, </text:span><text:span text:style-name="T24">result[</text:span><text:span text:style-name="T35">0</text:span><text:span text:style-name="T24">][</text:span><text:span text:style-name="T35">1</text:span><text:span text:style-name="T24">]+</text:span><text:span text:style-name="T29">'</text:span><text:span text:style-name="T20">\n</text:span><text:span text:style-name="T29">'</text:span><text:span text:style-name="T24">+</text:span><text:span text:style-name="T29">'________'</text:span><text:span text:style-name="T24">+</text:span><text:span text:style-name="T29">"</text:span><text:span text:style-name="T20">\n</text:span><text:span text:style-name="T29">"</text:span><text:line-break/><text:span text:style-name="T29"> <text:s text:c="28"/></text:span><text:span text:style-name="T24">+</text:span><text:span text:style-name="T29">'1. ' </text:span><text:span text:style-name="T24">+ subj_today[</text:span><text:span text:style-name="T35">0</text:span><text:span text:style-name="T24">]+room_n[</text:span><text:span text:style-name="T35">0</text:span><text:span text:style-name="T24">]+</text:span><text:span text:style-name="T29">' '</text:span><text:span text:style-name="T24">+teacher_t[</text:span><text:span text:style-name="T35">0</text:span><text:span text:style-name="T24">]+ </text:span><text:span text:style-name="T29">'</text:span><text:span text:style-name="T20">\n</text:span><text:span text:style-name="T29">'</text:span><text:line-break/><text:span text:style-name="T29"> <text:s text:c="28"/></text:span><text:span text:style-name="T24">+</text:span><text:span text:style-name="T29">'2. ' </text:span><text:span text:style-name="T24">+ subj_today[</text:span><text:span text:style-name="T35">1</text:span><text:span text:style-name="T24">]+room_n[</text:span><text:span text:style-name="T35">1</text:span><text:span text:style-name="T24">]+</text:span><text:span text:style-name="T29">' '</text:span><text:span text:style-name="T24">+teacher_t[</text:span><text:span text:style-name="T35">1</text:span><text:span text:style-name="T24">]+ </text:span><text:span text:style-name="T29">'</text:span><text:span text:style-name="T20">\n</text:span><text:span text:style-name="T29">'</text:span><text:line-break/><text:span text:style-name="T29"> <text:s text:c="28"/></text:span><text:span text:style-name="T24">+</text:span><text:span text:style-name="T29">'3. ' </text:span><text:span text:style-name="T24">+ subj_today[</text:span><text:span text:style-name="T35">2</text:span><text:span text:style-name="T24">]+room_n[</text:span><text:span text:style-name="T35">2</text:span><text:span text:style-name="T24">]+</text:span><text:span text:style-name="T29">' '</text:span><text:span text:style-name="T24">+teacher_t[</text:span><text:span text:style-name="T35">2</text:span><text:span text:style-name="T24">]+ </text:span><text:span text:style-name="T29">'</text:span><text:span text:style-name="T20">\n</text:span><text:span text:style-name="T29">'</text:span><text:line-break/><text:span text:style-name="T29"> <text:s text:c="28"/></text:span><text:span text:style-name="T24">+</text:span><text:span text:style-name="T29">'4. ' </text:span><text:span text:style-name="T24">+ subj_today[</text:span><text:span text:style-name="T35">3</text:span><text:span text:style-name="T24">]+room_n[</text:span><text:span text:style-name="T35">3</text:span><text:span text:style-name="T24">]+</text:span><text:span text:style-name="T29">' '</text:span><text:span text:style-name="T24">+teacher_t[</text:span><text:span text:style-name="T35">3</text:span><text:span text:style-name="T24">]+ </text:span><text:span text:style-name="T29">'</text:span><text:span text:style-name="T20">\n</text:span><text:span text:style-name="T29">'</text:span><text:line-break/><text:span text:style-name="T29"> <text:s text:c="28"/></text:span><text:span text:style-name="T24">+</text:span><text:span text:style-name="T29">'5. ' </text:span><text:span text:style-name="T24">+ subj_today[</text:span><text:span text:style-name="T35">4</text:span><text:span text:style-name="T24">]+room_n[</text:span><text:span text:style-name="T35">4</text:span><text:span text:style-name="T24">]+</text:span><text:span text:style-name="T29">' '</text:span><text:span text:style-name="T24">+teacher_t[</text:span><text:span text:style-name="T35">4</text:span><text:span text:style-name="T24">]+ </text:span><text:span text:style-name="T29">'</text:span><text:span text:style-name="T20">\n</text:span><text:span text:style-name="T29">'</text:span><text:span text:style-name="T24">)</text:span><text:line-break/><text:span text:style-name="T24"> <text:s text:c="7"/></text:span><text:span text:style-name="T20">elif </text:span><text:span text:style-name="T24">message.text.lower() == </text:span><text:span text:style-name="T29">'четверг'</text:span><text:span text:style-name="T24">:</text:span><text:line-break/><text:span text:style-name="T24"> <text:s text:c="11"/>cursor.execute(</text:span><text:span text:style-name="T29">"SELECT *FROM ttable.week_1 WHERE day='%s'" </text:span><text:span text:style-name="T24">% message.text)</text:span><text:line-break/><text:span text:style-name="T24"> <text:s text:c="11"/>result = </text:span><text:span text:style-name="T34">list</text:span><text:span text:style-name="T24">(cursor.fetchall())</text:span><text:line-break/><text:span text:style-name="T24"> <text:s text:c="11"/>subj_today = []</text:span><text:line-break/><text:span text:style-name="T24"> <text:s text:c="11"/>room_n = []</text:span><text:line-break/><text:span text:style-name="T24"> <text:s text:c="11"/>teacher_t = []</text:span><text:line-break/><text:span text:style-name="T24"> <text:s text:c="11"/></text:span><text:span text:style-name="T20">for </text:span><text:span text:style-name="T24">string </text:span><text:span text:style-name="T20">in </text:span><text:span text:style-name="T24">result:</text:span><text:line-break/><text:span text:style-name="T24"> <text:s text:c="15"/></text:span><text:span text:style-name="T20">for </text:span><text:span text:style-name="T24">i </text:span><text:span text:style-name="T20">in </text:span><text:span text:style-name="T34">range</text:span><text:span text:style-name="T24">(</text:span><text:span text:style-name="T34">len</text:span><text:span text:style-name="T24">(string)):</text:span><text:line-break/><text:span text:style-name="T24"> <text:s text:c="19"/></text:span><text:span text:style-name="T20">if </text:span><text:span text:style-name="T24">i&gt;</text:span><text:span text:style-name="T35">1</text:span><text:span text:style-name="T24">:</text:span><text:line-break/><text:span text:style-name="T24"> <text:s text:c="23"/>subj_today.append(string[i])</text:span><text:line-break/><text:span text:style-name="T24"> <text:s text:c="11"/>cursor.execute(</text:span><text:span text:style-name="T29">"SELECT *FROM ttable.subject"</text:span><text:span text:style-name="T24">)</text:span><text:line-break/><text:span text:style-name="T24"> <text:s text:c="11"/>room_s = </text:span><text:span text:style-name="T34">list</text:span><text:span text:style-name="T24">(cursor.fetchall())</text:span><text:line-break/><text:span text:style-name="T24"> <text:s text:c="11"/></text:span><text:span text:style-name="T20">for </text:span><text:span text:style-name="T24">i </text:span><text:span text:style-name="T20">in </text:span><text:span text:style-name="T34">range</text:span><text:span text:style-name="T24">(</text:span><text:span text:style-name="T34">len</text:span><text:span text:style-name="T24">(subj_today)):</text:span><text:line-break/><text:span text:style-name="T24"> <text:s text:c="15"/>room_n.append(</text:span><text:span text:style-name="T29">''</text:span><text:span text:style-name="T24">)</text:span><text:line-break/><text:span text:style-name="T24"> <text:s text:c="15"/></text:span><text:span text:style-name="T20">for </text:span><text:span text:style-name="T24">string </text:span><text:span text:style-name="T20">in </text:span><text:span text:style-name="T24">room_s:</text:span><text:line-break/><text:span text:style-name="T24"> <text:s text:c="19"/></text:span><text:span text:style-name="T20">for </text:span><text:span text:style-name="T24">column </text:span><text:span text:style-name="T20">in </text:span><text:span text:style-name="T34">range</text:span><text:span text:style-name="T24">(</text:span><text:span text:style-name="T34">len</text:span><text:span text:style-name="T24">(string)):</text:span><text:line-break/><text:span text:style-name="T24"> <text:s text:c="23"/></text:span><text:span text:style-name="T20">if </text:span><text:span text:style-name="T24">subj_today[i] == string[column]:</text:span><text:line-break/><text:span text:style-name="T24"> <text:s text:c="27"/>room_n[i] = </text:span><text:span text:style-name="T29">'('</text:span><text:span text:style-name="T24">+string[column+</text:span><text:span text:style-name="T35">1</text:span><text:span text:style-name="T24">]+</text:span><text:span text:style-name="T29">')'</text:span><text:span text:style-name="T24">+</text:span><text:span text:style-name="T29">' '</text:span><text:span text:style-name="T24">+subj_time[i]</text:span><text:line-break/><text:span text:style-name="T24"> <text:s text:c="11"/>cursor.execute(</text:span><text:span text:style-name="T29">"SELECT *FROM ttable.teacher"</text:span><text:span text:style-name="T24">)</text:span><text:line-break/><text:span text:style-name="T24"> <text:s text:c="11"/>teacher_s = </text:span><text:span text:style-name="T34">list</text:span><text:span text:style-name="T24">(cursor.fetchall())</text:span><text:line-break/><text:span text:style-name="T24"> <text:s text:c="11"/></text:span><text:span text:style-name="T20">for </text:span><text:span text:style-name="T24">i </text:span><text:span text:style-name="T20">in </text:span><text:span text:style-name="T34">range</text:span><text:span text:style-name="T24">(</text:span><text:span text:style-name="T34">len</text:span><text:span text:style-name="T24">(subj_today)):</text:span><text:line-break/><text:span text:style-name="T24"> <text:s text:c="15"/>teacher_t.append(</text:span><text:span text:style-name="T29">''</text:span><text:span text:style-name="T24">)</text:span><text:line-break/><text:span text:style-name="T24"> <text:s text:c="15"/></text:span><text:span text:style-name="T20">for </text:span><text:span text:style-name="T24">string </text:span><text:span text:style-name="T20">in </text:span><text:span text:style-name="T24">teacher_s:</text:span><text:line-break/><text:span text:style-name="T24"> <text:s text:c="19"/></text:span><text:span text:style-name="T20">for </text:span><text:span text:style-name="T24">column </text:span><text:span text:style-name="T20">in </text:span><text:span text:style-name="T34">range</text:span><text:span text:style-name="T24">(</text:span><text:span text:style-name="T34">len</text:span><text:span text:style-name="T24">(string)):</text:span><text:line-break/><text:span text:style-name="T24"> <text:s text:c="23"/></text:span><text:span text:style-name="T20">if </text:span><text:span text:style-name="T24">subj_today[i] == string[column]:</text:span><text:line-break/><text:span text:style-name="T24"> <text:s text:c="27"/>teacher_t[i] = string[column-</text:span><text:span text:style-name="T35">1</text:span><text:span text:style-name="T24">]</text:span><text:line-break/><text:line-break/><text:soft-page-break/><text:span text:style-name="T24"> <text:s text:c="11"/>bot.send_message(message.chat.id</text:span><text:span text:style-name="T20">, </text:span><text:span text:style-name="T24">result[</text:span><text:span text:style-name="T35">0</text:span><text:span text:style-name="T24">][</text:span><text:span text:style-name="T35">1</text:span><text:span text:style-name="T24">]+</text:span><text:span text:style-name="T29">'</text:span><text:span text:style-name="T20">\n</text:span><text:span text:style-name="T29">'</text:span><text:span text:style-name="T24">+</text:span><text:span text:style-name="T29">'________'</text:span><text:span text:style-name="T24">+</text:span><text:span text:style-name="T29">"</text:span><text:span text:style-name="T20">\n</text:span><text:span text:style-name="T29">"</text:span><text:line-break/><text:span text:style-name="T29"> <text:s text:c="28"/></text:span><text:span text:style-name="T24">+</text:span><text:span text:style-name="T29">'1. ' </text:span><text:span text:style-name="T24">+ subj_today[</text:span><text:span text:style-name="T35">0</text:span><text:span text:style-name="T24">]+room_n[</text:span><text:span text:style-name="T35">0</text:span><text:span text:style-name="T24">]+</text:span><text:span text:style-name="T29">' '</text:span><text:span text:style-name="T24">+teacher_t[</text:span><text:span text:style-name="T35">0</text:span><text:span text:style-name="T24">]+ </text:span><text:span text:style-name="T29">'</text:span><text:span text:style-name="T20">\n</text:span><text:span text:style-name="T29">'</text:span><text:line-break/><text:span text:style-name="T29"> <text:s text:c="28"/></text:span><text:span text:style-name="T24">+</text:span><text:span text:style-name="T29">'2. ' </text:span><text:span text:style-name="T24">+ subj_today[</text:span><text:span text:style-name="T35">1</text:span><text:span text:style-name="T24">]+room_n[</text:span><text:span text:style-name="T35">1</text:span><text:span text:style-name="T24">]+</text:span><text:span text:style-name="T29">' '</text:span><text:span text:style-name="T24">+teacher_t[</text:span><text:span text:style-name="T35">1</text:span><text:span text:style-name="T24">]+ </text:span><text:span text:style-name="T29">'</text:span><text:span text:style-name="T20">\n</text:span><text:span text:style-name="T29">'</text:span><text:line-break/><text:span text:style-name="T29"> <text:s text:c="28"/></text:span><text:span text:style-name="T24">+</text:span><text:span text:style-name="T29">'3. ' </text:span><text:span text:style-name="T24">+ subj_today[</text:span><text:span text:style-name="T35">2</text:span><text:span text:style-name="T24">]+room_n[</text:span><text:span text:style-name="T35">2</text:span><text:span text:style-name="T24">]+</text:span><text:span text:style-name="T29">' '</text:span><text:span text:style-name="T24">+teacher_t[</text:span><text:span text:style-name="T35">2</text:span><text:span text:style-name="T24">]+ </text:span><text:span text:style-name="T29">'</text:span><text:span text:style-name="T20">\n</text:span><text:span text:style-name="T29">'</text:span><text:line-break/><text:span text:style-name="T29"> <text:s text:c="28"/></text:span><text:span text:style-name="T24">+</text:span><text:span text:style-name="T29">'4. ' </text:span><text:span text:style-name="T24">+ subj_today[</text:span><text:span text:style-name="T35">3</text:span><text:span text:style-name="T24">]+room_n[</text:span><text:span text:style-name="T35">3</text:span><text:span text:style-name="T24">]+</text:span><text:span text:style-name="T29">' '</text:span><text:span text:style-name="T24">+teacher_t[</text:span><text:span text:style-name="T35">3</text:span><text:span text:style-name="T24">]+ </text:span><text:span text:style-name="T29">'</text:span><text:span text:style-name="T20">\n</text:span><text:span text:style-name="T29">'</text:span><text:line-break/><text:span text:style-name="T29"> <text:s text:c="28"/></text:span><text:span text:style-name="T24">+</text:span><text:span text:style-name="T29">'5. ' </text:span><text:span text:style-name="T24">+ subj_today[</text:span><text:span text:style-name="T35">4</text:span><text:span text:style-name="T24">]+room_n[</text:span><text:span text:style-name="T35">4</text:span><text:span text:style-name="T24">]+</text:span><text:span text:style-name="T29">' '</text:span><text:span text:style-name="T24">+teacher_t[</text:span><text:span text:style-name="T35">4</text:span><text:span text:style-name="T24">]+ </text:span><text:span text:style-name="T29">'</text:span><text:span text:style-name="T20">\n</text:span><text:span text:style-name="T29">'</text:span><text:span text:style-name="T24">)</text:span><text:line-break/><text:span text:style-name="T24"> <text:s text:c="7"/></text:span><text:span text:style-name="T20">elif </text:span><text:span text:style-name="T24">message.text.lower() == </text:span><text:span text:style-name="T29">'пятница'</text:span><text:span text:style-name="T24">:</text:span><text:line-break/><text:span text:style-name="T24"> <text:s text:c="11"/>cursor.execute(</text:span><text:span text:style-name="T29">"SELECT *FROM ttable.week_1 WHERE day='%s'" </text:span><text:span text:style-name="T24">% message.text)</text:span><text:line-break/><text:span text:style-name="T24"> <text:s text:c="11"/>result = </text:span><text:span text:style-name="T34">list</text:span><text:span text:style-name="T24">(cursor.fetchall())</text:span><text:line-break/><text:span text:style-name="T24"> <text:s text:c="11"/>subj_today = []</text:span><text:line-break/><text:span text:style-name="T24"> <text:s text:c="11"/>room_n = []</text:span><text:line-break/><text:span text:style-name="T24"> <text:s text:c="11"/>teacher_t = []</text:span><text:line-break/><text:span text:style-name="T24"> <text:s text:c="11"/></text:span><text:span text:style-name="T20">for </text:span><text:span text:style-name="T24">string </text:span><text:span text:style-name="T20">in </text:span><text:span text:style-name="T24">result:</text:span><text:line-break/><text:span text:style-name="T24"> <text:s text:c="15"/></text:span><text:span text:style-name="T20">for </text:span><text:span text:style-name="T24">i </text:span><text:span text:style-name="T20">in </text:span><text:span text:style-name="T34">range</text:span><text:span text:style-name="T24">(</text:span><text:span text:style-name="T34">len</text:span><text:span text:style-name="T24">(string)):</text:span><text:line-break/><text:span text:style-name="T24"> <text:s text:c="19"/></text:span><text:span text:style-name="T20">if </text:span><text:span text:style-name="T24">i&gt;</text:span><text:span text:style-name="T35">1</text:span><text:span text:style-name="T24">:</text:span><text:line-break/><text:span text:style-name="T24"> <text:s text:c="23"/>subj_today.append(string[i])</text:span><text:line-break/><text:span text:style-name="T24"> <text:s text:c="11"/>cursor.execute(</text:span><text:span text:style-name="T29">"SELECT *FROM ttable.subject"</text:span><text:span text:style-name="T24">)</text:span><text:line-break/><text:span text:style-name="T24"> <text:s text:c="11"/>room_s = </text:span><text:span text:style-name="T34">list</text:span><text:span text:style-name="T24">(cursor.fetchall())</text:span><text:line-break/><text:span text:style-name="T24"> <text:s text:c="11"/></text:span><text:span text:style-name="T20">for </text:span><text:span text:style-name="T24">i </text:span><text:span text:style-name="T20">in </text:span><text:span text:style-name="T34">range</text:span><text:span text:style-name="T24">(</text:span><text:span text:style-name="T34">len</text:span><text:span text:style-name="T24">(subj_today)):</text:span><text:line-break/><text:span text:style-name="T24"> <text:s text:c="15"/>room_n.append(</text:span><text:span text:style-name="T29">''</text:span><text:span text:style-name="T24">)</text:span><text:line-break/><text:span text:style-name="T24"> <text:s text:c="15"/></text:span><text:span text:style-name="T20">for </text:span><text:span text:style-name="T24">string </text:span><text:span text:style-name="T20">in </text:span><text:span text:style-name="T24">room_s:</text:span><text:line-break/><text:span text:style-name="T24"> <text:s text:c="19"/></text:span><text:span text:style-name="T20">for </text:span><text:span text:style-name="T24">column </text:span><text:span text:style-name="T20">in </text:span><text:span text:style-name="T34">range</text:span><text:span text:style-name="T24">(</text:span><text:span text:style-name="T34">len</text:span><text:span text:style-name="T24">(string)):</text:span><text:line-break/><text:span text:style-name="T24"> <text:s text:c="23"/></text:span><text:span text:style-name="T20">if </text:span><text:span text:style-name="T24">subj_today[i] == string[column]:</text:span><text:line-break/><text:span text:style-name="T24"> <text:s text:c="27"/>room_n[i] = </text:span><text:span text:style-name="T29">'('</text:span><text:span text:style-name="T24">+string[column+</text:span><text:span text:style-name="T35">1</text:span><text:span text:style-name="T24">]+</text:span><text:span text:style-name="T29">')'</text:span><text:span text:style-name="T24">+</text:span><text:span text:style-name="T29">' '</text:span><text:span text:style-name="T24">+subj_time[i]</text:span><text:line-break/><text:span text:style-name="T24"> <text:s text:c="11"/>cursor.execute(</text:span><text:span text:style-name="T29">"SELECT *FROM ttable.teacher"</text:span><text:span text:style-name="T24">)</text:span><text:line-break/><text:span text:style-name="T24"> <text:s text:c="11"/>teacher_s = </text:span><text:span text:style-name="T34">list</text:span><text:span text:style-name="T24">(cursor.fetchall())</text:span><text:line-break/><text:span text:style-name="T24"> <text:s text:c="11"/></text:span><text:span text:style-name="T20">for </text:span><text:span text:style-name="T24">i </text:span><text:span text:style-name="T20">in </text:span><text:span text:style-name="T34">range</text:span><text:span text:style-name="T24">(</text:span><text:span text:style-name="T34">len</text:span><text:span text:style-name="T24">(subj_today)):</text:span><text:line-break/><text:span text:style-name="T24"> <text:s text:c="15"/>teacher_t.append(</text:span><text:span text:style-name="T29">''</text:span><text:span text:style-name="T24">)</text:span><text:line-break/><text:span text:style-name="T24"> <text:s text:c="15"/></text:span><text:span text:style-name="T20">for </text:span><text:span text:style-name="T24">string </text:span><text:span text:style-name="T20">in </text:span><text:span text:style-name="T24">teacher_s:</text:span><text:line-break/><text:span text:style-name="T24"> <text:s text:c="19"/></text:span><text:span text:style-name="T20">for </text:span><text:span text:style-name="T24">column </text:span><text:span text:style-name="T20">in </text:span><text:span text:style-name="T34">range</text:span><text:span text:style-name="T24">(</text:span><text:span text:style-name="T34">len</text:span><text:span text:style-name="T24">(string)):</text:span><text:line-break/><text:span text:style-name="T24"> <text:s text:c="23"/></text:span><text:span text:style-name="T20">if </text:span><text:span text:style-name="T24">subj_today[i] == string[column]:</text:span><text:line-break/><text:span text:style-name="T24"> <text:s text:c="27"/>teacher_t[i] = string[column-</text:span><text:span text:style-name="T35">1</text:span><text:span text:style-name="T24">]</text:span><text:line-break/><text:line-break/><text:span text:style-name="T24"> <text:s text:c="11"/>bot.send_message(message.chat.id</text:span><text:span text:style-name="T20">, </text:span><text:span text:style-name="T24">result[</text:span><text:span text:style-name="T35">0</text:span><text:span text:style-name="T24">][</text:span><text:span text:style-name="T35">1</text:span><text:span text:style-name="T24">]+</text:span><text:span text:style-name="T29">'</text:span><text:span text:style-name="T20">\n</text:span><text:span text:style-name="T29">'</text:span><text:span text:style-name="T24">+</text:span><text:span text:style-name="T29">'________'</text:span><text:span text:style-name="T24">+</text:span><text:span text:style-name="T29">"</text:span><text:span text:style-name="T20">\n</text:span><text:span text:style-name="T29">"</text:span><text:line-break/><text:span text:style-name="T29"> <text:s text:c="28"/></text:span><text:span text:style-name="T24">+</text:span><text:span text:style-name="T29">'1. ' </text:span><text:span text:style-name="T24">+ subj_today[</text:span><text:span text:style-name="T35">0</text:span><text:span text:style-name="T24">]+room_n[</text:span><text:span text:style-name="T35">0</text:span><text:span text:style-name="T24">]+</text:span><text:span text:style-name="T29">' '</text:span><text:span text:style-name="T24">+teacher_t[</text:span><text:span text:style-name="T35">0</text:span><text:span text:style-name="T24">]+ </text:span><text:span text:style-name="T29">'</text:span><text:span text:style-name="T20">\n</text:span><text:span text:style-name="T29">'</text:span><text:line-break/><text:span text:style-name="T29"> <text:s text:c="28"/></text:span><text:span text:style-name="T24">+</text:span><text:span text:style-name="T29">'2. ' </text:span><text:span text:style-name="T24">+ subj_today[</text:span><text:span text:style-name="T35">1</text:span><text:span text:style-name="T24">]+room_n[</text:span><text:span text:style-name="T35">1</text:span><text:span text:style-name="T24">]+</text:span><text:span text:style-name="T29">' '</text:span><text:span text:style-name="T24">+teacher_t[</text:span><text:span text:style-name="T35">1</text:span><text:span text:style-name="T24">]+ </text:span><text:span text:style-name="T29">'</text:span><text:span text:style-name="T20">\n</text:span><text:span text:style-name="T29">'</text:span><text:line-break/><text:span text:style-name="T29"> <text:s text:c="28"/></text:span><text:span text:style-name="T24">+</text:span><text:span text:style-name="T29">'3. ' </text:span><text:span text:style-name="T24">+ subj_today[</text:span><text:span text:style-name="T35">2</text:span><text:span text:style-name="T24">]+room_n[</text:span><text:span text:style-name="T35">2</text:span><text:span text:style-name="T24">]+</text:span><text:span text:style-name="T29">' '</text:span><text:span text:style-name="T24">+teacher_t[</text:span><text:span text:style-name="T35">2</text:span><text:span text:style-name="T24">]+ </text:span><text:span text:style-name="T29">'</text:span><text:span text:style-name="T20">\n</text:span><text:span text:style-name="T29">'</text:span><text:line-break/><text:span text:style-name="T29"> <text:s text:c="28"/></text:span><text:span text:style-name="T24">+</text:span><text:span text:style-name="T29">'4. ' </text:span><text:span text:style-name="T24">+ subj_today[</text:span><text:span text:style-name="T35">3</text:span><text:span text:style-name="T24">]+room_n[</text:span><text:span text:style-name="T35">3</text:span><text:span text:style-name="T24">]+</text:span><text:span text:style-name="T29">' '</text:span><text:span text:style-name="T24">+teacher_t[</text:span><text:span text:style-name="T35">3</text:span><text:span text:style-name="T24">]+ </text:span><text:span text:style-name="T29">'</text:span><text:span text:style-name="T20">\n</text:span><text:span text:style-name="T29">'</text:span><text:line-break/><text:span text:style-name="T29"> <text:s text:c="28"/></text:span><text:span text:style-name="T24">+</text:span><text:span text:style-name="T29">'5. ' </text:span><text:span text:style-name="T24">+ subj_today[</text:span><text:span text:style-name="T35">4</text:span><text:span text:style-name="T24">]+room_n[</text:span><text:span text:style-name="T35">4</text:span><text:span text:style-name="T24">]+</text:span><text:span text:style-name="T29">' '</text:span><text:span text:style-name="T24">+teacher_t[</text:span><text:span text:style-name="T35">4</text:span><text:span text:style-name="T24">]+ </text:span><text:span text:style-name="T29">'</text:span><text:span text:style-name="T20">\n</text:span><text:span text:style-name="T29">'</text:span><text:span text:style-name="T24">)</text:span><text:line-break/><text:line-break/><text:span text:style-name="T24"> <text:s text:c="7"/></text:span><text:span text:style-name="T20">elif </text:span><text:span text:style-name="T24">message.text.lower() == </text:span><text:span text:style-name="T29">'расписание на эту неделю'</text:span><text:span text:style-name="T24">:</text:span><text:line-break/><text:soft-page-break/><text:span text:style-name="T24"> <text:s text:c="11"/>week_days = [</text:span><text:span text:style-name="T29">'Понедельник'</text:span><text:span text:style-name="T20">, </text:span><text:span text:style-name="T29">'Вторник'</text:span><text:span text:style-name="T20">, </text:span><text:span text:style-name="T29">'Среда'</text:span><text:span text:style-name="T20">, </text:span><text:span text:style-name="T29">'Четверг'</text:span><text:span text:style-name="T20">, </text:span><text:span text:style-name="T29">'Пятница'</text:span><text:span text:style-name="T24">]</text:span><text:line-break/><text:span text:style-name="T24"> <text:s text:c="11"/></text:span><text:span text:style-name="T20">for </text:span><text:span text:style-name="T24">i </text:span><text:span text:style-name="T20">in </text:span><text:span text:style-name="T34">range</text:span><text:span text:style-name="T24">(</text:span><text:span text:style-name="T34">len</text:span><text:span text:style-name="T24">(week_days)):</text:span><text:line-break/><text:span text:style-name="T24"> <text:s text:c="15"/>cursor.execute(</text:span><text:span text:style-name="T29">"SELECT *FROM ttable.week_1 WHERE day='%s'" </text:span><text:span text:style-name="T24">% week_days[i])</text:span><text:line-break/><text:span text:style-name="T24"> <text:s text:c="15"/>result = </text:span><text:span text:style-name="T34">list</text:span><text:span text:style-name="T24">(cursor.fetchall())</text:span><text:line-break/><text:span text:style-name="T24"> <text:s text:c="15"/>subj_today = []</text:span><text:line-break/><text:span text:style-name="T24"> <text:s text:c="15"/>room_n = []</text:span><text:line-break/><text:span text:style-name="T24"> <text:s text:c="15"/>teacher_t = []</text:span><text:line-break/><text:span text:style-name="T24"> <text:s text:c="15"/></text:span><text:span text:style-name="T20">for </text:span><text:span text:style-name="T24">string </text:span><text:span text:style-name="T20">in </text:span><text:span text:style-name="T24">result:</text:span><text:line-break/><text:span text:style-name="T24"> <text:s text:c="19"/></text:span><text:span text:style-name="T20">for </text:span><text:span text:style-name="T24">i </text:span><text:span text:style-name="T20">in </text:span><text:span text:style-name="T34">range</text:span><text:span text:style-name="T24">(</text:span><text:span text:style-name="T34">len</text:span><text:span text:style-name="T24">(string)):</text:span><text:line-break/><text:span text:style-name="T24"> <text:s text:c="23"/></text:span><text:span text:style-name="T20">if </text:span><text:span text:style-name="T24">i &gt; </text:span><text:span text:style-name="T35">1</text:span><text:span text:style-name="T24">:</text:span><text:line-break/><text:span text:style-name="T24"> <text:s text:c="27"/>subj_today.append(string[i])</text:span><text:line-break/><text:span text:style-name="T24"> <text:s text:c="15"/>cursor.execute(</text:span><text:span text:style-name="T29">"SELECT *FROM ttable.subject"</text:span><text:span text:style-name="T24">)</text:span><text:line-break/><text:span text:style-name="T24"> <text:s text:c="15"/>room_s = </text:span><text:span text:style-name="T34">list</text:span><text:span text:style-name="T24">(cursor.fetchall())</text:span><text:line-break/><text:span text:style-name="T24"> <text:s text:c="15"/></text:span><text:span text:style-name="T20">for </text:span><text:span text:style-name="T24">i </text:span><text:span text:style-name="T20">in </text:span><text:span text:style-name="T34">range</text:span><text:span text:style-name="T24">(</text:span><text:span text:style-name="T34">len</text:span><text:span text:style-name="T24">(subj_today)):</text:span><text:line-break/><text:span text:style-name="T24"> <text:s text:c="19"/>room_n.append(</text:span><text:span text:style-name="T29">''</text:span><text:span text:style-name="T24">)</text:span><text:line-break/><text:span text:style-name="T24"> <text:s text:c="19"/></text:span><text:span text:style-name="T20">for </text:span><text:span text:style-name="T24">string </text:span><text:span text:style-name="T20">in </text:span><text:span text:style-name="T24">room_s:</text:span><text:line-break/><text:span text:style-name="T24"> <text:s text:c="23"/></text:span><text:span text:style-name="T20">for </text:span><text:span text:style-name="T24">column </text:span><text:span text:style-name="T20">in </text:span><text:span text:style-name="T34">range</text:span><text:span text:style-name="T24">(</text:span><text:span text:style-name="T34">len</text:span><text:span text:style-name="T24">(string)):</text:span><text:line-break/><text:span text:style-name="T24"> <text:s text:c="27"/></text:span><text:span text:style-name="T20">if </text:span><text:span text:style-name="T24">subj_today[i] == string[column]:</text:span><text:line-break/><text:span text:style-name="T24"> <text:s text:c="31"/>room_n[i] = </text:span><text:span text:style-name="T29">'(' </text:span><text:span text:style-name="T24">+ string[column + </text:span><text:span text:style-name="T35">1</text:span><text:span text:style-name="T24">] + </text:span><text:span text:style-name="T29">')' </text:span><text:span text:style-name="T24">+ </text:span><text:span text:style-name="T29">' ' </text:span><text:span text:style-name="T24">+ subj_time[i]</text:span><text:line-break/><text:span text:style-name="T24"> <text:s text:c="15"/>cursor.execute(</text:span><text:span text:style-name="T29">"SELECT *FROM ttable.teacher"</text:span><text:span text:style-name="T24">)</text:span><text:line-break/><text:span text:style-name="T24"> <text:s text:c="15"/>teacher_s = </text:span><text:span text:style-name="T34">list</text:span><text:span text:style-name="T24">(cursor.fetchall())</text:span><text:line-break/><text:span text:style-name="T24"> <text:s text:c="15"/></text:span><text:span text:style-name="T20">for </text:span><text:span text:style-name="T24">i </text:span><text:span text:style-name="T20">in </text:span><text:span text:style-name="T34">range</text:span><text:span text:style-name="T24">(</text:span><text:span text:style-name="T34">len</text:span><text:span text:style-name="T24">(subj_today)):</text:span><text:line-break/><text:span text:style-name="T24"> <text:s text:c="19"/>teacher_t.append(</text:span><text:span text:style-name="T29">''</text:span><text:span text:style-name="T24">)</text:span><text:line-break/><text:span text:style-name="T24"> <text:s text:c="19"/></text:span><text:span text:style-name="T20">for </text:span><text:span text:style-name="T24">string </text:span><text:span text:style-name="T20">in </text:span><text:span text:style-name="T24">teacher_s:</text:span><text:line-break/><text:span text:style-name="T24"> <text:s text:c="23"/></text:span><text:span text:style-name="T20">for </text:span><text:span text:style-name="T24">column </text:span><text:span text:style-name="T20">in </text:span><text:span text:style-name="T34">range</text:span><text:span text:style-name="T24">(</text:span><text:span text:style-name="T34">len</text:span><text:span text:style-name="T24">(string)):</text:span><text:line-break/><text:span text:style-name="T24"> <text:s text:c="27"/></text:span><text:span text:style-name="T20">if </text:span><text:span text:style-name="T24">subj_today[i] == string[column]:</text:span><text:line-break/><text:span text:style-name="T24"> <text:s text:c="31"/>teacher_t[i] = string[column - </text:span><text:span text:style-name="T35">1</text:span><text:span text:style-name="T24">]</text:span><text:line-break/><text:line-break/><text:span text:style-name="T24"> <text:s text:c="15"/>bot.send_message(message.chat.id</text:span><text:span text:style-name="T20">, </text:span><text:span text:style-name="T24">result[</text:span><text:span text:style-name="T35">0</text:span><text:span text:style-name="T24">][</text:span><text:span text:style-name="T35">1</text:span><text:span text:style-name="T24">] + </text:span><text:span text:style-name="T29">'</text:span><text:span text:style-name="T20">\n</text:span><text:span text:style-name="T29">' </text:span><text:span text:style-name="T24">+ </text:span><text:span text:style-name="T29">'________' </text:span><text:span text:style-name="T24">+ </text:span><text:span text:style-name="T29">"</text:span><text:span text:style-name="T20">\n</text:span><text:span text:style-name="T29">"</text:span><text:line-break/><text:span text:style-name="T29"> <text:s text:c="32"/></text:span><text:span text:style-name="T24">+ </text:span><text:span text:style-name="T29">'1. ' </text:span><text:span text:style-name="T24">+ subj_today[</text:span><text:span text:style-name="T35">0</text:span><text:span text:style-name="T24">] + room_n[</text:span><text:span text:style-name="T35">0</text:span><text:span text:style-name="T24">] + </text:span><text:span text:style-name="T29">' ' </text:span><text:span text:style-name="T24">+ teacher_t[</text:span><text:span text:style-name="T35">0</text:span><text:span text:style-name="T24">] + </text:span><text:span text:style-name="T29">'</text:span><text:span text:style-name="T20">\n</text:span><text:span text:style-name="T29">'</text:span><text:line-break/><text:span text:style-name="T29"> <text:s text:c="32"/></text:span><text:span text:style-name="T24">+ </text:span><text:span text:style-name="T29">'2. ' </text:span><text:span text:style-name="T24">+ subj_today[</text:span><text:span text:style-name="T35">1</text:span><text:span text:style-name="T24">] + room_n[</text:span><text:span text:style-name="T35">1</text:span><text:span text:style-name="T24">] + </text:span><text:span text:style-name="T29">' ' </text:span><text:span text:style-name="T24">+ teacher_t[</text:span><text:span text:style-name="T35">1</text:span><text:span text:style-name="T24">] + </text:span><text:span text:style-name="T29">'</text:span><text:span text:style-name="T20">\n</text:span><text:span text:style-name="T29">'</text:span><text:line-break/><text:span text:style-name="T29"> <text:s text:c="32"/></text:span><text:span text:style-name="T24">+ </text:span><text:span text:style-name="T29">'3. ' </text:span><text:span text:style-name="T24">+ subj_today[</text:span><text:span text:style-name="T35">2</text:span><text:span text:style-name="T24">] + room_n[</text:span><text:span text:style-name="T35">2</text:span><text:span text:style-name="T24">] + </text:span><text:span text:style-name="T29">' ' </text:span><text:span text:style-name="T24">+ teacher_t[</text:span><text:span text:style-name="T35">2</text:span><text:span text:style-name="T24">] + </text:span><text:span text:style-name="T29">'</text:span><text:span text:style-name="T20">\n</text:span><text:span text:style-name="T29">'</text:span><text:line-break/><text:span text:style-name="T29"> <text:s text:c="32"/></text:span><text:span text:style-name="T24">+ </text:span><text:span text:style-name="T29">'4. ' </text:span><text:span text:style-name="T24">+ subj_today[</text:span><text:span text:style-name="T35">3</text:span><text:span text:style-name="T24">] + room_n[</text:span><text:span text:style-name="T35">3</text:span><text:span text:style-name="T24">] + </text:span><text:span text:style-name="T29">' ' </text:span><text:span text:style-name="T24">+ teacher_t[</text:span><text:span text:style-name="T35">3</text:span><text:span text:style-name="T24">] + </text:span><text:span text:style-name="T29">'</text:span><text:span text:style-name="T20">\n</text:span><text:span text:style-name="T29">'</text:span><text:line-break/><text:span text:style-name="T29"> <text:s text:c="32"/></text:span><text:span text:style-name="T24">+ </text:span><text:span text:style-name="T29">'5. ' </text:span><text:span text:style-name="T24">+ subj_today[</text:span><text:span text:style-name="T35">4</text:span><text:span text:style-name="T24">] + room_n[</text:span><text:span text:style-name="T35">4</text:span><text:span text:style-name="T24">] + </text:span><text:span text:style-name="T29">' ' </text:span><text:span text:style-name="T24">+ teacher_t[</text:span><text:span text:style-name="T35">4</text:span><text:span text:style-name="T24">] + </text:span><text:span text:style-name="T29">'</text:span><text:span text:style-name="T20">\n</text:span><text:span text:style-name="T29">'</text:span><text:span text:style-name="T24">)</text:span><text:line-break/><text:span text:style-name="T24"> <text:s text:c="7"/></text:span><text:span text:style-name="T20">elif </text:span><text:span text:style-name="T24">message.text.lower() == </text:span><text:span text:style-name="T29">'расписание на следующую неделю'</text:span><text:span text:style-name="T24">:</text:span><text:line-break/><text:span text:style-name="T24"> <text:s text:c="11"/>week_days = [</text:span><text:span text:style-name="T29">'Понедельник'</text:span><text:span text:style-name="T20">, </text:span><text:span text:style-name="T29">'Вторник'</text:span><text:span text:style-name="T20">, </text:span><text:span text:style-name="T29">'Среда'</text:span><text:span text:style-name="T20">, </text:span><text:span text:style-name="T29">'Четверг'</text:span><text:span text:style-name="T20">, </text:span><text:span text:style-name="T29">'Пятница'</text:span><text:span text:style-name="T24">]</text:span><text:line-break/><text:span text:style-name="T24"> <text:s text:c="11"/></text:span><text:span text:style-name="T20">for </text:span><text:span text:style-name="T24">i </text:span><text:span text:style-name="T20">in </text:span><text:span text:style-name="T34">range</text:span><text:span text:style-name="T24">(</text:span><text:span text:style-name="T34">len</text:span><text:span text:style-name="T24">(week_days)):</text:span><text:line-break/><text:span text:style-name="T24"> <text:s text:c="15"/>cursor.execute(</text:span><text:span text:style-name="T29">"SELECT *FROM ttable.week_2 WHERE day='%s'" </text:span><text:span text:style-name="T24">% week_days[i])</text:span><text:line-break/><text:span text:style-name="T24"> <text:s text:c="15"/>result = </text:span><text:span text:style-name="T34">list</text:span><text:span text:style-name="T24">(cursor.fetchall())</text:span><text:line-break/><text:span text:style-name="T24"> <text:s text:c="15"/>subj_today = []</text:span><text:line-break/><text:span text:style-name="T24"> <text:s text:c="15"/>room_n = []</text:span><text:line-break/><text:soft-page-break/><text:span text:style-name="T24"> <text:s text:c="15"/>teacher_t = []</text:span><text:line-break/><text:span text:style-name="T24"> <text:s text:c="15"/></text:span><text:span text:style-name="T20">for </text:span><text:span text:style-name="T24">string </text:span><text:span text:style-name="T20">in </text:span><text:span text:style-name="T24">result:</text:span><text:line-break/><text:span text:style-name="T24"> <text:s text:c="19"/></text:span><text:span text:style-name="T20">for </text:span><text:span text:style-name="T24">i </text:span><text:span text:style-name="T20">in </text:span><text:span text:style-name="T34">range</text:span><text:span text:style-name="T24">(</text:span><text:span text:style-name="T34">len</text:span><text:span text:style-name="T24">(string)):</text:span><text:line-break/><text:span text:style-name="T24"> <text:s text:c="23"/></text:span><text:span text:style-name="T20">if </text:span><text:span text:style-name="T24">i &gt; </text:span><text:span text:style-name="T35">1</text:span><text:span text:style-name="T24">:</text:span><text:line-break/><text:span text:style-name="T24"> <text:s text:c="27"/>subj_today.append(string[i])</text:span><text:line-break/><text:span text:style-name="T24"> <text:s text:c="15"/>cursor.execute(</text:span><text:span text:style-name="T29">"SELECT *FROM ttable.subject"</text:span><text:span text:style-name="T24">)</text:span><text:line-break/><text:span text:style-name="T24"> <text:s text:c="15"/>room_s = </text:span><text:span text:style-name="T34">list</text:span><text:span text:style-name="T24">(cursor.fetchall())</text:span><text:line-break/><text:span text:style-name="T24"> <text:s text:c="15"/></text:span><text:span text:style-name="T20">for </text:span><text:span text:style-name="T24">i </text:span><text:span text:style-name="T20">in </text:span><text:span text:style-name="T34">range</text:span><text:span text:style-name="T24">(</text:span><text:span text:style-name="T34">len</text:span><text:span text:style-name="T24">(subj_today)):</text:span><text:line-break/><text:span text:style-name="T24"> <text:s text:c="19"/>room_n.append(</text:span><text:span text:style-name="T29">''</text:span><text:span text:style-name="T24">)</text:span><text:line-break/><text:span text:style-name="T24"> <text:s text:c="19"/></text:span><text:span text:style-name="T20">for </text:span><text:span text:style-name="T24">string </text:span><text:span text:style-name="T20">in </text:span><text:span text:style-name="T24">room_s:</text:span><text:line-break/><text:span text:style-name="T24"> <text:s text:c="23"/></text:span><text:span text:style-name="T20">for </text:span><text:span text:style-name="T24">column </text:span><text:span text:style-name="T20">in </text:span><text:span text:style-name="T34">range</text:span><text:span text:style-name="T24">(</text:span><text:span text:style-name="T34">len</text:span><text:span text:style-name="T24">(string)):</text:span><text:line-break/><text:span text:style-name="T24"> <text:s text:c="27"/></text:span><text:span text:style-name="T20">if </text:span><text:span text:style-name="T24">subj_today[i] == string[column]:</text:span><text:line-break/><text:span text:style-name="T24"> <text:s text:c="31"/>room_n[i] = </text:span><text:span text:style-name="T29">'(' </text:span><text:span text:style-name="T24">+ string[column + </text:span><text:span text:style-name="T35">1</text:span><text:span text:style-name="T24">] + </text:span><text:span text:style-name="T29">')' </text:span><text:span text:style-name="T24">+ </text:span><text:span text:style-name="T29">' ' </text:span><text:span text:style-name="T24">+ subj_time[i]</text:span><text:line-break/><text:span text:style-name="T24"> <text:s text:c="15"/>cursor.execute(</text:span><text:span text:style-name="T29">"SELECT *FROM ttable.teacher"</text:span><text:span text:style-name="T24">)</text:span><text:line-break/><text:span text:style-name="T24"> <text:s text:c="15"/>teacher_s = </text:span><text:span text:style-name="T34">list</text:span><text:span text:style-name="T24">(cursor.fetchall())</text:span><text:line-break/><text:span text:style-name="T24"> <text:s text:c="15"/></text:span><text:span text:style-name="T20">for </text:span><text:span text:style-name="T24">i </text:span><text:span text:style-name="T20">in </text:span><text:span text:style-name="T34">range</text:span><text:span text:style-name="T24">(</text:span><text:span text:style-name="T34">len</text:span><text:span text:style-name="T24">(subj_today)):</text:span><text:line-break/><text:span text:style-name="T24"> <text:s text:c="19"/>teacher_t.append(</text:span><text:span text:style-name="T29">''</text:span><text:span text:style-name="T24">)</text:span><text:line-break/><text:span text:style-name="T24"> <text:s text:c="19"/></text:span><text:span text:style-name="T20">for </text:span><text:span text:style-name="T24">string </text:span><text:span text:style-name="T20">in </text:span><text:span text:style-name="T24">teacher_s:</text:span><text:line-break/><text:span text:style-name="T24"> <text:s text:c="23"/></text:span><text:span text:style-name="T20">for </text:span><text:span text:style-name="T24">column </text:span><text:span text:style-name="T20">in </text:span><text:span text:style-name="T34">range</text:span><text:span text:style-name="T24">(</text:span><text:span text:style-name="T34">len</text:span><text:span text:style-name="T24">(string)):</text:span><text:line-break/><text:span text:style-name="T24"> <text:s text:c="27"/></text:span><text:span text:style-name="T20">if </text:span><text:span text:style-name="T24">subj_today[i] == string[column]:</text:span><text:line-break/><text:span text:style-name="T24"> <text:s text:c="31"/>teacher_t[i] = string[column - </text:span><text:span text:style-name="T35">1</text:span><text:span text:style-name="T24">]</text:span><text:line-break/><text:line-break/><text:span text:style-name="T24"> <text:s text:c="15"/>bot.send_message(message.chat.id</text:span><text:span text:style-name="T20">, </text:span><text:span text:style-name="T24">result[</text:span><text:span text:style-name="T35">0</text:span><text:span text:style-name="T24">][</text:span><text:span text:style-name="T35">1</text:span><text:span text:style-name="T24">] + </text:span><text:span text:style-name="T29">'</text:span><text:span text:style-name="T20">\n</text:span><text:span text:style-name="T29">' </text:span><text:span text:style-name="T24">+ </text:span><text:span text:style-name="T29">'________' </text:span><text:span text:style-name="T24">+ </text:span><text:span text:style-name="T29">"</text:span><text:span text:style-name="T20">\n</text:span><text:span text:style-name="T29">"</text:span><text:line-break/><text:span text:style-name="T29"> <text:s text:c="32"/></text:span><text:span text:style-name="T24">+ </text:span><text:span text:style-name="T29">'1. ' </text:span><text:span text:style-name="T24">+ subj_today[</text:span><text:span text:style-name="T35">0</text:span><text:span text:style-name="T24">] + room_n[</text:span><text:span text:style-name="T35">0</text:span><text:span text:style-name="T24">] + </text:span><text:span text:style-name="T29">' ' </text:span><text:span text:style-name="T24">+ teacher_t[</text:span><text:span text:style-name="T35">0</text:span><text:span text:style-name="T24">] + </text:span><text:span text:style-name="T29">'</text:span><text:span text:style-name="T20">\n</text:span><text:span text:style-name="T29">'</text:span><text:line-break/><text:span text:style-name="T29"> <text:s text:c="32"/></text:span><text:span text:style-name="T24">+ </text:span><text:span text:style-name="T29">'2. ' </text:span><text:span text:style-name="T24">+ subj_today[</text:span><text:span text:style-name="T35">1</text:span><text:span text:style-name="T24">] + room_n[</text:span><text:span text:style-name="T35">1</text:span><text:span text:style-name="T24">] + </text:span><text:span text:style-name="T29">' ' </text:span><text:span text:style-name="T24">+ teacher_t[</text:span><text:span text:style-name="T35">1</text:span><text:span text:style-name="T24">] + </text:span><text:span text:style-name="T29">'</text:span><text:span text:style-name="T20">\n</text:span><text:span text:style-name="T29">'</text:span><text:line-break/><text:span text:style-name="T29"> <text:s text:c="32"/></text:span><text:span text:style-name="T24">+ </text:span><text:span text:style-name="T29">'3. ' </text:span><text:span text:style-name="T24">+ subj_today[</text:span><text:span text:style-name="T35">2</text:span><text:span text:style-name="T24">] + room_n[</text:span><text:span text:style-name="T35">2</text:span><text:span text:style-name="T24">] + </text:span><text:span text:style-name="T29">' ' </text:span><text:span text:style-name="T24">+ teacher_t[</text:span><text:span text:style-name="T35">2</text:span><text:span text:style-name="T24">] + </text:span><text:span text:style-name="T29">'</text:span><text:span text:style-name="T20">\n</text:span><text:span text:style-name="T29">'</text:span><text:line-break/><text:span text:style-name="T29"> <text:s text:c="32"/></text:span><text:span text:style-name="T24">+ </text:span><text:span text:style-name="T29">'4. ' </text:span><text:span text:style-name="T24">+ subj_today[</text:span><text:span text:style-name="T35">3</text:span><text:span text:style-name="T24">] + room_n[</text:span><text:span text:style-name="T35">3</text:span><text:span text:style-name="T24">] + </text:span><text:span text:style-name="T29">' ' </text:span><text:span text:style-name="T24">+ teacher_t[</text:span><text:span text:style-name="T35">3</text:span><text:span text:style-name="T24">] + </text:span><text:span text:style-name="T29">'</text:span><text:span text:style-name="T20">\n</text:span><text:span text:style-name="T29">'</text:span><text:line-break/><text:span text:style-name="T29"> <text:s text:c="32"/></text:span><text:span text:style-name="T24">+ </text:span><text:span text:style-name="T29">'5. ' </text:span><text:span text:style-name="T24">+ subj_today[</text:span><text:span text:style-name="T35">4</text:span><text:span text:style-name="T24">] + room_n[</text:span><text:span text:style-name="T35">4</text:span><text:span text:style-name="T24">] + </text:span><text:span text:style-name="T29">' ' </text:span><text:span text:style-name="T24">+ teacher_t[</text:span><text:span text:style-name="T35">4</text:span><text:span text:style-name="T24">] + </text:span><text:span text:style-name="T29">'</text:span><text:span text:style-name="T20">\n</text:span><text:span text:style-name="T29">'</text:span><text:span text:style-name="T24">)</text:span><text:line-break/><text:span text:style-name="T24"> <text:s text:c="7"/></text:span><text:span text:style-name="T20">else</text:span><text:span text:style-name="T24">:</text:span><text:line-break/><text:span text:style-name="T24"> <text:s text:c="11"/>bot.send_message(message.chat.id</text:span><text:span text:style-name="T20">, </text:span><text:span text:style-name="T29">'Прошу прощения, я не понимаю чего Вы хотите.'</text:span><text:span text:style-name="T24">)</text:span><text:line-break/></text:p>
      <text:p text:style-name="P25"><text:span text:style-name="T5">10. </text:span><text:span text:style-name="T12">Запускаем бота.</text:span></text:p>
      <text:p text:style-name="P25"><text:span text:style-name="T22">if </text:span><text:span text:style-name="T24">__name__ == </text:span><text:span text:style-name="T29">'__main__'</text:span><text:span text:style-name="T24">:</text:span><text:line-break/><text:span text:style-name="T24"> <text:s text:c="3"/>bot.infinity_polling()</text:span></text:p>
      <text:p text:style-name="P5">Вывод: <text:span text:style-name="T16">в результате выполненной работы я изучил </text:span><text:span text:style-name="T17">часть библиотеки</text:span><text:span text:style-name="T16"> </text:span><text:span text:style-name="T18">PyQt5 и создал приложение с интерфейсом для вычисления простых математический операций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21:45:01.765713364</meta:creation-date>
    <dc:date>2021-12-21T22:57:31.933773752</dc:date>
    <meta:editing-duration>PT33M33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5" meta:paragraph-count="36" meta:word-count="2291" meta:character-count="29521" meta:non-whitespace-character-count="17869"/>
  </office:meta>
</office:document-meta>
</file>